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26in"/>
    </style:style>
    <style:style style:name="co2" style:family="table-column">
      <style:table-column-properties fo:break-before="auto" style:column-width="1.8161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date</text:p>
          </table:table-cell>
          <table:table-cell office:value-type="string">
            <text:p>entries</text:p>
          </table:table-cell>
          <table:table-cell table:number-columns-repeated="4"/>
        </table:table-row>
        <table:table-row table:style-name="ro2">
          <table:table-cell office:value-type="string">
            <text:p>projectviews-20240909-000000</text:p>
          </table:table-cell>
          <table:table-cell office:value-type="string">
            <text:p>2024-09-09T00:00:00.000Z</text:p>
          </table:table-cell>
          <table:table-cell office:value-type="float" office:value="33623">
            <text:p>336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projectviews-20240909-010000</text:p>
          </table:table-cell>
          <table:table-cell office:value-type="string">
            <text:p>2024-09-09T01:00:00.000Z</text:p>
          </table:table-cell>
          <table:table-cell office:value-type="float" office:value="21483">
            <text:p>2148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projectviews-20240909-020000</text:p>
          </table:table-cell>
          <table:table-cell office:value-type="string">
            <text:p>2024-09-09T02:00:00.000Z</text:p>
          </table:table-cell>
          <table:table-cell office:value-type="float" office:value="15548">
            <text:p>15548</text:p>
          </table:table-cell>
          <table:table-cell office:value-type="float" office:value="2">
            <text:p>2</text:p>
          </table:table-cell>
          <table:table-cell table:number-columns-repeated="2"/>
          <table:table-cell>
            <draw:frame table:end-cell-address="Sheet1.N24" table:end-x="0.263in" table:end-y="0.0618in" draw:z-index="1" draw:style-name="gr1" draw:text-style-name="P1" svg:width="6.3854in" svg:height="3.6354in" svg:x="0.1008in" svg:y="0.0102in">
              <draw:object draw:notify-on-update-of-ranges="Sheet1.D2:Sheet1.D25 Sheet1.C1:Sheet1.C1 Sheet1.C2:Sheet1.C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office:value-type="string">
            <text:p>projectviews-20240909-030000</text:p>
          </table:table-cell>
          <table:table-cell office:value-type="string">
            <text:p>2024-09-09T03:00:00.000Z</text:p>
          </table:table-cell>
          <table:table-cell office:value-type="float" office:value="13336">
            <text:p>1333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projectviews-20240909-040000</text:p>
          </table:table-cell>
          <table:table-cell office:value-type="string">
            <text:p>2024-09-09T04:00:00.000Z</text:p>
          </table:table-cell>
          <table:table-cell office:value-type="float" office:value="12934">
            <text:p>1293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projectviews-20240909-050000</text:p>
          </table:table-cell>
          <table:table-cell office:value-type="string">
            <text:p>2024-09-09T05:00:00.000Z</text:p>
          </table:table-cell>
          <table:table-cell office:value-type="float" office:value="20857">
            <text:p>2085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projectviews-20240909-060000</text:p>
          </table:table-cell>
          <table:table-cell office:value-type="string">
            <text:p>2024-09-09T06:00:00.000Z</text:p>
          </table:table-cell>
          <table:table-cell office:value-type="float" office:value="47245">
            <text:p>4724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3">
          <table:table-cell office:value-type="string">
            <text:p>projectviews-20240909-070000</text:p>
          </table:table-cell>
          <table:table-cell office:value-type="string">
            <text:p>2024-09-09T07:00:00.000Z</text:p>
          </table:table-cell>
          <table:table-cell office:value-type="float" office:value="88722">
            <text:p>8872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string">
            <text:p>projectviews-20240909-080000</text:p>
          </table:table-cell>
          <table:table-cell office:value-type="string">
            <text:p>2024-09-09T08:00:00.000Z</text:p>
          </table:table-cell>
          <table:table-cell office:value-type="float" office:value="119379">
            <text:p>11937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string">
            <text:p>projectviews-20240909-090000</text:p>
          </table:table-cell>
          <table:table-cell office:value-type="string">
            <text:p>2024-09-09T09:00:00.000Z</text:p>
          </table:table-cell>
          <table:table-cell office:value-type="float" office:value="137140">
            <text:p>13714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3">
          <table:table-cell office:value-type="string">
            <text:p>projectviews-20240909-100000</text:p>
          </table:table-cell>
          <table:table-cell office:value-type="string">
            <text:p>2024-09-09T10:00:00.000Z</text:p>
          </table:table-cell>
          <table:table-cell office:value-type="float" office:value="146849">
            <text:p>14684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3">
          <table:table-cell office:value-type="string">
            <text:p>projectviews-20240909-110000</text:p>
          </table:table-cell>
          <table:table-cell office:value-type="string">
            <text:p>2024-09-09T11:00:00.000Z</text:p>
          </table:table-cell>
          <table:table-cell office:value-type="float" office:value="149400">
            <text:p>14940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3">
          <table:table-cell office:value-type="string">
            <text:p>projectviews-20240909-120000</text:p>
          </table:table-cell>
          <table:table-cell office:value-type="string">
            <text:p>2024-09-09T12:00:00.000Z</text:p>
          </table:table-cell>
          <table:table-cell office:value-type="float" office:value="152045">
            <text:p>15204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3">
          <table:table-cell office:value-type="string">
            <text:p>projectviews-20240909-130000</text:p>
          </table:table-cell>
          <table:table-cell office:value-type="string">
            <text:p>2024-09-09T13:00:00.000Z</text:p>
          </table:table-cell>
          <table:table-cell office:value-type="float" office:value="156149">
            <text:p>15614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3">
          <table:table-cell office:value-type="string">
            <text:p>projectviews-20240909-140000</text:p>
          </table:table-cell>
          <table:table-cell office:value-type="string">
            <text:p>2024-09-09T14:00:00.000Z</text:p>
          </table:table-cell>
          <table:table-cell office:value-type="float" office:value="136727">
            <text:p>136727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3">
          <table:table-cell office:value-type="string">
            <text:p>projectviews-20240909-150000</text:p>
          </table:table-cell>
          <table:table-cell office:value-type="string">
            <text:p>2024-09-09T15:00:00.000Z</text:p>
          </table:table-cell>
          <table:table-cell office:value-type="float" office:value="123025">
            <text:p>12302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3">
          <table:table-cell office:value-type="string">
            <text:p>projectviews-20240909-160000</text:p>
          </table:table-cell>
          <table:table-cell office:value-type="string">
            <text:p>2024-09-09T16:00:00.000Z</text:p>
          </table:table-cell>
          <table:table-cell office:value-type="float" office:value="118842">
            <text:p>11884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3">
          <table:table-cell office:value-type="string">
            <text:p>projectviews-20240909-170000</text:p>
          </table:table-cell>
          <table:table-cell office:value-type="string">
            <text:p>2024-09-09T17:00:00.000Z</text:p>
          </table:table-cell>
          <table:table-cell office:value-type="float" office:value="122478">
            <text:p>12247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3">
          <table:table-cell office:value-type="string">
            <text:p>projectviews-20240909-180000</text:p>
          </table:table-cell>
          <table:table-cell office:value-type="string">
            <text:p>2024-09-09T18:00:00.000Z</text:p>
          </table:table-cell>
          <table:table-cell office:value-type="float" office:value="126271">
            <text:p>12627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3">
          <table:table-cell office:value-type="string">
            <text:p>projectviews-20240909-190000</text:p>
          </table:table-cell>
          <table:table-cell office:value-type="string">
            <text:p>2024-09-09T19:00:00.000Z</text:p>
          </table:table-cell>
          <table:table-cell office:value-type="float" office:value="140070">
            <text:p>14007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3">
          <table:table-cell office:value-type="string">
            <text:p>projectviews-20240909-200000</text:p>
          </table:table-cell>
          <table:table-cell office:value-type="string">
            <text:p>2024-09-09T20:00:00.000Z</text:p>
          </table:table-cell>
          <table:table-cell office:value-type="float" office:value="140531">
            <text:p>14053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3">
          <table:table-cell office:value-type="string">
            <text:p>projectviews-20240909-210000</text:p>
          </table:table-cell>
          <table:table-cell office:value-type="string">
            <text:p>2024-09-09T21:00:00.000Z</text:p>
          </table:table-cell>
          <table:table-cell office:value-type="float" office:value="121020">
            <text:p>12102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3">
          <table:table-cell office:value-type="string">
            <text:p>projectviews-20240909-220000</text:p>
          </table:table-cell>
          <table:table-cell office:value-type="string">
            <text:p>2024-09-09T22:00:00.000Z</text:p>
          </table:table-cell>
          <table:table-cell office:value-type="float" office:value="87742">
            <text:p>87742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3">
          <table:table-cell office:value-type="string">
            <text:p>projectviews-20240909-230000</text:p>
          </table:table-cell>
          <table:table-cell office:value-type="string">
            <text:p>2024-09-09T23:00:00.000Z</text:p>
          </table:table-cell>
          <table:table-cell office:value-type="float" office:value="54655">
            <text:p>54655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projectviews-20240910-000000</text:p>
          </table:table-cell>
          <table:table-cell office:value-type="string">
            <text:p>2024-09-10T00:00:00.000Z</text:p>
          </table:table-cell>
          <table:table-cell office:value-type="float" office:value="33807">
            <text:p>33807</text:p>
          </table:table-cell>
          <table:table-cell table:number-columns-repeated="4"/>
        </table:table-row>
        <table:table-row table:style-name="ro1">
          <table:table-cell office:value-type="string">
            <text:p>projectviews-20240910-010000</text:p>
          </table:table-cell>
          <table:table-cell office:value-type="string">
            <text:p>2024-09-10T01:00:00.000Z</text:p>
          </table:table-cell>
          <table:table-cell office:value-type="float" office:value="22140">
            <text:p>22140</text:p>
          </table:table-cell>
          <table:table-cell/>
          <table:table-cell>
            <draw:frame table:end-cell-address="Sheet1.N55" table:end-x="0.4327in" table:end-y="0.1437in" draw:z-index="0" draw:style-name="gr1" draw:text-style-name="P1" svg:width="8.1614in" svg:height="4.8413in" svg:x="0.2724in" svg:y="0.0287in">
              <draw:object draw:notify-on-update-of-ranges="Sheet1.B2:Sheet1.B169 Sheet1.C1:Sheet1.C1 Sheet1.C2:Sheet1.C16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projectviews-20240910-020000</text:p>
          </table:table-cell>
          <table:table-cell office:value-type="string">
            <text:p>2024-09-10T02:00:00.000Z</text:p>
          </table:table-cell>
          <table:table-cell office:value-type="float" office:value="15677">
            <text:p>15677</text:p>
          </table:table-cell>
          <table:table-cell table:number-columns-repeated="4"/>
        </table:table-row>
        <table:table-row table:style-name="ro1">
          <table:table-cell office:value-type="string">
            <text:p>projectviews-20240910-030000</text:p>
          </table:table-cell>
          <table:table-cell office:value-type="string">
            <text:p>2024-09-10T03:00:00.000Z</text:p>
          </table:table-cell>
          <table:table-cell office:value-type="float" office:value="12498">
            <text:p>12498</text:p>
          </table:table-cell>
          <table:table-cell table:number-columns-repeated="4"/>
        </table:table-row>
        <table:table-row table:style-name="ro1">
          <table:table-cell office:value-type="string">
            <text:p>projectviews-20240910-040000</text:p>
          </table:table-cell>
          <table:table-cell office:value-type="string">
            <text:p>2024-09-10T04:00:00.000Z</text:p>
          </table:table-cell>
          <table:table-cell office:value-type="float" office:value="14485">
            <text:p>14485</text:p>
          </table:table-cell>
          <table:table-cell table:number-columns-repeated="4"/>
        </table:table-row>
        <table:table-row table:style-name="ro1">
          <table:table-cell office:value-type="string">
            <text:p>projectviews-20240910-050000</text:p>
          </table:table-cell>
          <table:table-cell office:value-type="string">
            <text:p>2024-09-10T05:00:00.000Z</text:p>
          </table:table-cell>
          <table:table-cell office:value-type="float" office:value="21899">
            <text:p>21899</text:p>
          </table:table-cell>
          <table:table-cell table:number-columns-repeated="4"/>
        </table:table-row>
        <table:table-row table:style-name="ro1">
          <table:table-cell office:value-type="string">
            <text:p>projectviews-20240910-060000</text:p>
          </table:table-cell>
          <table:table-cell office:value-type="string">
            <text:p>2024-09-10T06:00:00.000Z</text:p>
          </table:table-cell>
          <table:table-cell office:value-type="float" office:value="49014">
            <text:p>49014</text:p>
          </table:table-cell>
          <table:table-cell table:number-columns-repeated="4"/>
        </table:table-row>
        <table:table-row table:style-name="ro1">
          <table:table-cell office:value-type="string">
            <text:p>projectviews-20240910-070000</text:p>
          </table:table-cell>
          <table:table-cell office:value-type="string">
            <text:p>2024-09-10T07:00:00.000Z</text:p>
          </table:table-cell>
          <table:table-cell office:value-type="float" office:value="97167">
            <text:p>97167</text:p>
          </table:table-cell>
          <table:table-cell table:number-columns-repeated="4"/>
        </table:table-row>
        <table:table-row table:style-name="ro1">
          <table:table-cell office:value-type="string">
            <text:p>projectviews-20240910-080000</text:p>
          </table:table-cell>
          <table:table-cell office:value-type="string">
            <text:p>2024-09-10T08:00:00.000Z</text:p>
          </table:table-cell>
          <table:table-cell office:value-type="float" office:value="125181">
            <text:p>125181</text:p>
          </table:table-cell>
          <table:table-cell table:number-columns-repeated="4"/>
        </table:table-row>
        <table:table-row table:style-name="ro1">
          <table:table-cell office:value-type="string">
            <text:p>projectviews-20240910-090000</text:p>
          </table:table-cell>
          <table:table-cell office:value-type="string">
            <text:p>2024-09-10T09:00:00.000Z</text:p>
          </table:table-cell>
          <table:table-cell office:value-type="float" office:value="136850">
            <text:p>136850</text:p>
          </table:table-cell>
          <table:table-cell table:number-columns-repeated="4"/>
        </table:table-row>
        <table:table-row table:style-name="ro1">
          <table:table-cell office:value-type="string">
            <text:p>projectviews-20240910-100000</text:p>
          </table:table-cell>
          <table:table-cell office:value-type="string">
            <text:p>2024-09-10T10:00:00.000Z</text:p>
          </table:table-cell>
          <table:table-cell office:value-type="float" office:value="144871">
            <text:p>144871</text:p>
          </table:table-cell>
          <table:table-cell table:number-columns-repeated="4"/>
        </table:table-row>
        <table:table-row table:style-name="ro1">
          <table:table-cell office:value-type="string">
            <text:p>projectviews-20240910-110000</text:p>
          </table:table-cell>
          <table:table-cell office:value-type="string">
            <text:p>2024-09-10T11:00:00.000Z</text:p>
          </table:table-cell>
          <table:table-cell office:value-type="float" office:value="148333">
            <text:p>148333</text:p>
          </table:table-cell>
          <table:table-cell table:number-columns-repeated="4"/>
        </table:table-row>
        <table:table-row table:style-name="ro1">
          <table:table-cell office:value-type="string">
            <text:p>projectviews-20240910-120000</text:p>
          </table:table-cell>
          <table:table-cell office:value-type="string">
            <text:p>2024-09-10T12:00:00.000Z</text:p>
          </table:table-cell>
          <table:table-cell office:value-type="float" office:value="151352">
            <text:p>151352</text:p>
          </table:table-cell>
          <table:table-cell table:number-columns-repeated="4"/>
        </table:table-row>
        <table:table-row table:style-name="ro1">
          <table:table-cell office:value-type="string">
            <text:p>projectviews-20240910-130000</text:p>
          </table:table-cell>
          <table:table-cell office:value-type="string">
            <text:p>2024-09-10T13:00:00.000Z</text:p>
          </table:table-cell>
          <table:table-cell office:value-type="float" office:value="151576">
            <text:p>151576</text:p>
          </table:table-cell>
          <table:table-cell table:number-columns-repeated="4"/>
        </table:table-row>
        <table:table-row table:style-name="ro1">
          <table:table-cell office:value-type="string">
            <text:p>projectviews-20240910-140000</text:p>
          </table:table-cell>
          <table:table-cell office:value-type="string">
            <text:p>2024-09-10T14:00:00.000Z</text:p>
          </table:table-cell>
          <table:table-cell office:value-type="float" office:value="134446">
            <text:p>134446</text:p>
          </table:table-cell>
          <table:table-cell table:number-columns-repeated="4"/>
        </table:table-row>
        <table:table-row table:style-name="ro1">
          <table:table-cell office:value-type="string">
            <text:p>projectviews-20240910-150000</text:p>
          </table:table-cell>
          <table:table-cell office:value-type="string">
            <text:p>2024-09-10T15:00:00.000Z</text:p>
          </table:table-cell>
          <table:table-cell office:value-type="float" office:value="118318">
            <text:p>118318</text:p>
          </table:table-cell>
          <table:table-cell table:number-columns-repeated="4"/>
        </table:table-row>
        <table:table-row table:style-name="ro1">
          <table:table-cell office:value-type="string">
            <text:p>projectviews-20240910-160000</text:p>
          </table:table-cell>
          <table:table-cell office:value-type="string">
            <text:p>2024-09-10T16:00:00.000Z</text:p>
          </table:table-cell>
          <table:table-cell office:value-type="float" office:value="113618">
            <text:p>113618</text:p>
          </table:table-cell>
          <table:table-cell table:number-columns-repeated="4"/>
        </table:table-row>
        <table:table-row table:style-name="ro1">
          <table:table-cell office:value-type="string">
            <text:p>projectviews-20240910-170000</text:p>
          </table:table-cell>
          <table:table-cell office:value-type="string">
            <text:p>2024-09-10T17:00:00.000Z</text:p>
          </table:table-cell>
          <table:table-cell office:value-type="float" office:value="115842">
            <text:p>115842</text:p>
          </table:table-cell>
          <table:table-cell table:number-columns-repeated="4"/>
        </table:table-row>
        <table:table-row table:style-name="ro1">
          <table:table-cell office:value-type="string">
            <text:p>projectviews-20240910-180000</text:p>
          </table:table-cell>
          <table:table-cell office:value-type="string">
            <text:p>2024-09-10T18:00:00.000Z</text:p>
          </table:table-cell>
          <table:table-cell office:value-type="float" office:value="121441">
            <text:p>121441</text:p>
          </table:table-cell>
          <table:table-cell table:number-columns-repeated="4"/>
        </table:table-row>
        <table:table-row table:style-name="ro1">
          <table:table-cell office:value-type="string">
            <text:p>projectviews-20240910-190000</text:p>
          </table:table-cell>
          <table:table-cell office:value-type="string">
            <text:p>2024-09-10T19:00:00.000Z</text:p>
          </table:table-cell>
          <table:table-cell office:value-type="float" office:value="135262">
            <text:p>135262</text:p>
          </table:table-cell>
          <table:table-cell table:number-columns-repeated="4"/>
        </table:table-row>
        <table:table-row table:style-name="ro1">
          <table:table-cell office:value-type="string">
            <text:p>projectviews-20240910-200000</text:p>
          </table:table-cell>
          <table:table-cell office:value-type="string">
            <text:p>2024-09-10T20:00:00.000Z</text:p>
          </table:table-cell>
          <table:table-cell office:value-type="float" office:value="138117">
            <text:p>138117</text:p>
          </table:table-cell>
          <table:table-cell table:number-columns-repeated="4"/>
        </table:table-row>
        <table:table-row table:style-name="ro1">
          <table:table-cell office:value-type="string">
            <text:p>projectviews-20240910-210000</text:p>
          </table:table-cell>
          <table:table-cell office:value-type="string">
            <text:p>2024-09-10T21:00:00.000Z</text:p>
          </table:table-cell>
          <table:table-cell office:value-type="float" office:value="117673">
            <text:p>117673</text:p>
          </table:table-cell>
          <table:table-cell table:number-columns-repeated="4"/>
        </table:table-row>
        <table:table-row table:style-name="ro1">
          <table:table-cell office:value-type="string">
            <text:p>projectviews-20240910-220000</text:p>
          </table:table-cell>
          <table:table-cell office:value-type="string">
            <text:p>2024-09-10T22:00:00.000Z</text:p>
          </table:table-cell>
          <table:table-cell office:value-type="float" office:value="86462">
            <text:p>86462</text:p>
          </table:table-cell>
          <table:table-cell table:number-columns-repeated="4"/>
        </table:table-row>
        <table:table-row table:style-name="ro1">
          <table:table-cell office:value-type="string">
            <text:p>projectviews-20240910-230000</text:p>
          </table:table-cell>
          <table:table-cell office:value-type="string">
            <text:p>2024-09-10T23:00:00.000Z</text:p>
          </table:table-cell>
          <table:table-cell office:value-type="float" office:value="54546">
            <text:p>54546</text:p>
          </table:table-cell>
          <table:table-cell table:number-columns-repeated="4"/>
        </table:table-row>
        <table:table-row table:style-name="ro1">
          <table:table-cell office:value-type="string">
            <text:p>projectviews-20240911-000000</text:p>
          </table:table-cell>
          <table:table-cell office:value-type="string">
            <text:p>2024-09-11T00:00:00.000Z</text:p>
          </table:table-cell>
          <table:table-cell office:value-type="float" office:value="31703">
            <text:p>31703</text:p>
          </table:table-cell>
          <table:table-cell table:number-columns-repeated="4"/>
        </table:table-row>
        <table:table-row table:style-name="ro1">
          <table:table-cell office:value-type="string">
            <text:p>projectviews-20240911-010000</text:p>
          </table:table-cell>
          <table:table-cell office:value-type="string">
            <text:p>2024-09-11T01:00:00.000Z</text:p>
          </table:table-cell>
          <table:table-cell office:value-type="float" office:value="22097">
            <text:p>22097</text:p>
          </table:table-cell>
          <table:table-cell table:number-columns-repeated="4"/>
        </table:table-row>
        <table:table-row table:style-name="ro1">
          <table:table-cell office:value-type="string">
            <text:p>projectviews-20240911-020000</text:p>
          </table:table-cell>
          <table:table-cell office:value-type="string">
            <text:p>2024-09-11T02:00:00.000Z</text:p>
          </table:table-cell>
          <table:table-cell office:value-type="float" office:value="15463">
            <text:p>15463</text:p>
          </table:table-cell>
          <table:table-cell table:number-columns-repeated="4"/>
        </table:table-row>
        <table:table-row table:style-name="ro1">
          <table:table-cell office:value-type="string">
            <text:p>projectviews-20240911-030000</text:p>
          </table:table-cell>
          <table:table-cell office:value-type="string">
            <text:p>2024-09-11T03:00:00.000Z</text:p>
          </table:table-cell>
          <table:table-cell office:value-type="float" office:value="12415">
            <text:p>12415</text:p>
          </table:table-cell>
          <table:table-cell table:number-columns-repeated="4"/>
        </table:table-row>
        <table:table-row table:style-name="ro1">
          <table:table-cell office:value-type="string">
            <text:p>projectviews-20240911-040000</text:p>
          </table:table-cell>
          <table:table-cell office:value-type="string">
            <text:p>2024-09-11T04:00:00.000Z</text:p>
          </table:table-cell>
          <table:table-cell office:value-type="float" office:value="12160">
            <text:p>12160</text:p>
          </table:table-cell>
          <table:table-cell table:number-columns-repeated="4"/>
        </table:table-row>
        <table:table-row table:style-name="ro1">
          <table:table-cell office:value-type="string">
            <text:p>projectviews-20240911-050000</text:p>
          </table:table-cell>
          <table:table-cell office:value-type="string">
            <text:p>2024-09-11T05:00:00.000Z</text:p>
          </table:table-cell>
          <table:table-cell office:value-type="float" office:value="20222">
            <text:p>20222</text:p>
          </table:table-cell>
          <table:table-cell table:number-columns-repeated="4"/>
        </table:table-row>
        <table:table-row table:style-name="ro1">
          <table:table-cell office:value-type="string">
            <text:p>projectviews-20240911-060000</text:p>
          </table:table-cell>
          <table:table-cell office:value-type="string">
            <text:p>2024-09-11T06:00:00.000Z</text:p>
          </table:table-cell>
          <table:table-cell office:value-type="float" office:value="46356">
            <text:p>46356</text:p>
          </table:table-cell>
          <table:table-cell table:number-columns-repeated="4"/>
        </table:table-row>
        <table:table-row table:style-name="ro1">
          <table:table-cell office:value-type="string">
            <text:p>projectviews-20240911-070000</text:p>
          </table:table-cell>
          <table:table-cell office:value-type="string">
            <text:p>2024-09-11T07:00:00.000Z</text:p>
          </table:table-cell>
          <table:table-cell office:value-type="float" office:value="89089">
            <text:p>89089</text:p>
          </table:table-cell>
          <table:table-cell table:number-columns-repeated="4"/>
        </table:table-row>
        <table:table-row table:style-name="ro1">
          <table:table-cell office:value-type="string">
            <text:p>projectviews-20240911-080000</text:p>
          </table:table-cell>
          <table:table-cell office:value-type="string">
            <text:p>2024-09-11T08:00:00.000Z</text:p>
          </table:table-cell>
          <table:table-cell office:value-type="float" office:value="116157">
            <text:p>116157</text:p>
          </table:table-cell>
          <table:table-cell table:number-columns-repeated="4"/>
        </table:table-row>
        <table:table-row table:style-name="ro1">
          <table:table-cell office:value-type="string">
            <text:p>projectviews-20240911-090000</text:p>
          </table:table-cell>
          <table:table-cell office:value-type="string">
            <text:p>2024-09-11T09:00:00.000Z</text:p>
          </table:table-cell>
          <table:table-cell office:value-type="float" office:value="130638">
            <text:p>130638</text:p>
          </table:table-cell>
          <table:table-cell table:number-columns-repeated="4"/>
        </table:table-row>
        <table:table-row table:style-name="ro1">
          <table:table-cell office:value-type="string">
            <text:p>projectviews-20240911-100000</text:p>
          </table:table-cell>
          <table:table-cell office:value-type="string">
            <text:p>2024-09-11T10:00:00.000Z</text:p>
          </table:table-cell>
          <table:table-cell office:value-type="float" office:value="139470">
            <text:p>139470</text:p>
          </table:table-cell>
          <table:table-cell table:number-columns-repeated="4"/>
        </table:table-row>
        <table:table-row table:style-name="ro1">
          <table:table-cell office:value-type="string">
            <text:p>projectviews-20240911-110000</text:p>
          </table:table-cell>
          <table:table-cell office:value-type="string">
            <text:p>2024-09-11T11:00:00.000Z</text:p>
          </table:table-cell>
          <table:table-cell office:value-type="float" office:value="141504">
            <text:p>141504</text:p>
          </table:table-cell>
          <table:table-cell table:number-columns-repeated="4"/>
        </table:table-row>
        <table:table-row table:style-name="ro1">
          <table:table-cell office:value-type="string">
            <text:p>projectviews-20240911-120000</text:p>
          </table:table-cell>
          <table:table-cell office:value-type="string">
            <text:p>2024-09-11T12:00:00.000Z</text:p>
          </table:table-cell>
          <table:table-cell office:value-type="float" office:value="147135">
            <text:p>147135</text:p>
          </table:table-cell>
          <table:table-cell table:number-columns-repeated="4"/>
        </table:table-row>
        <table:table-row table:style-name="ro1">
          <table:table-cell office:value-type="string">
            <text:p>projectviews-20240911-130000</text:p>
          </table:table-cell>
          <table:table-cell office:value-type="string">
            <text:p>2024-09-11T13:00:00.000Z</text:p>
          </table:table-cell>
          <table:table-cell office:value-type="float" office:value="148422">
            <text:p>148422</text:p>
          </table:table-cell>
          <table:table-cell table:number-columns-repeated="4"/>
        </table:table-row>
        <table:table-row table:style-name="ro1">
          <table:table-cell office:value-type="string">
            <text:p>projectviews-20240911-140000</text:p>
          </table:table-cell>
          <table:table-cell office:value-type="string">
            <text:p>2024-09-11T14:00:00.000Z</text:p>
          </table:table-cell>
          <table:table-cell office:value-type="float" office:value="128908">
            <text:p>128908</text:p>
          </table:table-cell>
          <table:table-cell table:number-columns-repeated="4"/>
        </table:table-row>
        <table:table-row table:style-name="ro1">
          <table:table-cell office:value-type="string">
            <text:p>projectviews-20240911-150000</text:p>
          </table:table-cell>
          <table:table-cell office:value-type="string">
            <text:p>2024-09-11T15:00:00.000Z</text:p>
          </table:table-cell>
          <table:table-cell office:value-type="float" office:value="111483">
            <text:p>111483</text:p>
          </table:table-cell>
          <table:table-cell table:number-columns-repeated="4"/>
        </table:table-row>
        <table:table-row table:style-name="ro1">
          <table:table-cell office:value-type="string">
            <text:p>projectviews-20240911-160000</text:p>
          </table:table-cell>
          <table:table-cell office:value-type="string">
            <text:p>2024-09-11T16:00:00.000Z</text:p>
          </table:table-cell>
          <table:table-cell office:value-type="float" office:value="111593">
            <text:p>111593</text:p>
          </table:table-cell>
          <table:table-cell table:number-columns-repeated="4"/>
        </table:table-row>
        <table:table-row table:style-name="ro1">
          <table:table-cell office:value-type="string">
            <text:p>projectviews-20240911-170000</text:p>
          </table:table-cell>
          <table:table-cell office:value-type="string">
            <text:p>2024-09-11T17:00:00.000Z</text:p>
          </table:table-cell>
          <table:table-cell office:value-type="float" office:value="111859">
            <text:p>111859</text:p>
          </table:table-cell>
          <table:table-cell table:number-columns-repeated="4"/>
        </table:table-row>
        <table:table-row table:style-name="ro1">
          <table:table-cell office:value-type="string">
            <text:p>projectviews-20240911-180000</text:p>
          </table:table-cell>
          <table:table-cell office:value-type="string">
            <text:p>2024-09-11T18:00:00.000Z</text:p>
          </table:table-cell>
          <table:table-cell office:value-type="float" office:value="117832">
            <text:p>117832</text:p>
          </table:table-cell>
          <table:table-cell table:number-columns-repeated="4"/>
        </table:table-row>
        <table:table-row table:style-name="ro1">
          <table:table-cell office:value-type="string">
            <text:p>projectviews-20240911-190000</text:p>
          </table:table-cell>
          <table:table-cell office:value-type="string">
            <text:p>2024-09-11T19:00:00.000Z</text:p>
          </table:table-cell>
          <table:table-cell office:value-type="float" office:value="135085">
            <text:p>135085</text:p>
          </table:table-cell>
          <table:table-cell table:number-columns-repeated="4"/>
        </table:table-row>
        <table:table-row table:style-name="ro1">
          <table:table-cell office:value-type="string">
            <text:p>projectviews-20240911-200000</text:p>
          </table:table-cell>
          <table:table-cell office:value-type="string">
            <text:p>2024-09-11T20:00:00.000Z</text:p>
          </table:table-cell>
          <table:table-cell office:value-type="float" office:value="136097">
            <text:p>136097</text:p>
          </table:table-cell>
          <table:table-cell table:number-columns-repeated="4"/>
        </table:table-row>
        <table:table-row table:style-name="ro1">
          <table:table-cell office:value-type="string">
            <text:p>projectviews-20240911-210000</text:p>
          </table:table-cell>
          <table:table-cell office:value-type="string">
            <text:p>2024-09-11T21:00:00.000Z</text:p>
          </table:table-cell>
          <table:table-cell office:value-type="float" office:value="117901">
            <text:p>117901</text:p>
          </table:table-cell>
          <table:table-cell table:number-columns-repeated="4"/>
        </table:table-row>
        <table:table-row table:style-name="ro1">
          <table:table-cell office:value-type="string">
            <text:p>projectviews-20240911-220000</text:p>
          </table:table-cell>
          <table:table-cell office:value-type="string">
            <text:p>2024-09-11T22:00:00.000Z</text:p>
          </table:table-cell>
          <table:table-cell office:value-type="float" office:value="85392">
            <text:p>85392</text:p>
          </table:table-cell>
          <table:table-cell table:number-columns-repeated="4"/>
        </table:table-row>
        <table:table-row table:style-name="ro1">
          <table:table-cell office:value-type="string">
            <text:p>projectviews-20240911-230000</text:p>
          </table:table-cell>
          <table:table-cell office:value-type="string">
            <text:p>2024-09-11T23:00:00.000Z</text:p>
          </table:table-cell>
          <table:table-cell office:value-type="float" office:value="53876">
            <text:p>53876</text:p>
          </table:table-cell>
          <table:table-cell table:number-columns-repeated="4"/>
        </table:table-row>
        <table:table-row table:style-name="ro1">
          <table:table-cell office:value-type="string">
            <text:p>projectviews-20240912-000000</text:p>
          </table:table-cell>
          <table:table-cell office:value-type="string">
            <text:p>2024-09-12T00:00:00.000Z</text:p>
          </table:table-cell>
          <table:table-cell office:value-type="float" office:value="32605">
            <text:p>32605</text:p>
          </table:table-cell>
          <table:table-cell table:number-columns-repeated="4"/>
        </table:table-row>
        <table:table-row table:style-name="ro1">
          <table:table-cell office:value-type="string">
            <text:p>projectviews-20240912-010000</text:p>
          </table:table-cell>
          <table:table-cell office:value-type="string">
            <text:p>2024-09-12T01:00:00.000Z</text:p>
          </table:table-cell>
          <table:table-cell office:value-type="float" office:value="22372">
            <text:p>22372</text:p>
          </table:table-cell>
          <table:table-cell table:number-columns-repeated="4"/>
        </table:table-row>
        <table:table-row table:style-name="ro1">
          <table:table-cell office:value-type="string">
            <text:p>projectviews-20240912-020000</text:p>
          </table:table-cell>
          <table:table-cell office:value-type="string">
            <text:p>2024-09-12T02:00:00.000Z</text:p>
          </table:table-cell>
          <table:table-cell office:value-type="float" office:value="15997">
            <text:p>15997</text:p>
          </table:table-cell>
          <table:table-cell table:number-columns-repeated="4"/>
        </table:table-row>
        <table:table-row table:style-name="ro1">
          <table:table-cell office:value-type="string">
            <text:p>projectviews-20240912-030000</text:p>
          </table:table-cell>
          <table:table-cell office:value-type="string">
            <text:p>2024-09-12T03:00:00.000Z</text:p>
          </table:table-cell>
          <table:table-cell office:value-type="float" office:value="12902">
            <text:p>12902</text:p>
          </table:table-cell>
          <table:table-cell table:number-columns-repeated="4"/>
        </table:table-row>
        <table:table-row table:style-name="ro1">
          <table:table-cell office:value-type="string">
            <text:p>projectviews-20240912-040000</text:p>
          </table:table-cell>
          <table:table-cell office:value-type="string">
            <text:p>2024-09-12T04:00:00.000Z</text:p>
          </table:table-cell>
          <table:table-cell office:value-type="float" office:value="13583">
            <text:p>13583</text:p>
          </table:table-cell>
          <table:table-cell table:number-columns-repeated="4"/>
        </table:table-row>
        <table:table-row table:style-name="ro1">
          <table:table-cell office:value-type="string">
            <text:p>projectviews-20240912-050000</text:p>
          </table:table-cell>
          <table:table-cell office:value-type="string">
            <text:p>2024-09-12T05:00:00.000Z</text:p>
          </table:table-cell>
          <table:table-cell office:value-type="float" office:value="21752">
            <text:p>21752</text:p>
          </table:table-cell>
          <table:table-cell table:number-columns-repeated="4"/>
        </table:table-row>
        <table:table-row table:style-name="ro1">
          <table:table-cell office:value-type="string">
            <text:p>projectviews-20240912-060000</text:p>
          </table:table-cell>
          <table:table-cell office:value-type="string">
            <text:p>2024-09-12T06:00:00.000Z</text:p>
          </table:table-cell>
          <table:table-cell office:value-type="float" office:value="48453">
            <text:p>48453</text:p>
          </table:table-cell>
          <table:table-cell table:number-columns-repeated="4"/>
        </table:table-row>
        <table:table-row table:style-name="ro1">
          <table:table-cell office:value-type="string">
            <text:p>projectviews-20240912-070000</text:p>
          </table:table-cell>
          <table:table-cell office:value-type="string">
            <text:p>2024-09-12T07:00:00.000Z</text:p>
          </table:table-cell>
          <table:table-cell office:value-type="float" office:value="94051">
            <text:p>94051</text:p>
          </table:table-cell>
          <table:table-cell table:number-columns-repeated="4"/>
        </table:table-row>
        <table:table-row table:style-name="ro1">
          <table:table-cell office:value-type="string">
            <text:p>projectviews-20240912-080000</text:p>
          </table:table-cell>
          <table:table-cell office:value-type="string">
            <text:p>2024-09-12T08:00:00.000Z</text:p>
          </table:table-cell>
          <table:table-cell office:value-type="float" office:value="122723">
            <text:p>122723</text:p>
          </table:table-cell>
          <table:table-cell table:number-columns-repeated="4"/>
        </table:table-row>
        <table:table-row table:style-name="ro1">
          <table:table-cell office:value-type="string">
            <text:p>projectviews-20240912-090000</text:p>
          </table:table-cell>
          <table:table-cell office:value-type="string">
            <text:p>2024-09-12T09:00:00.000Z</text:p>
          </table:table-cell>
          <table:table-cell office:value-type="float" office:value="133620">
            <text:p>133620</text:p>
          </table:table-cell>
          <table:table-cell table:number-columns-repeated="4"/>
        </table:table-row>
        <table:table-row table:style-name="ro1">
          <table:table-cell office:value-type="string">
            <text:p>projectviews-20240912-100000</text:p>
          </table:table-cell>
          <table:table-cell office:value-type="string">
            <text:p>2024-09-12T10:00:00.000Z</text:p>
          </table:table-cell>
          <table:table-cell office:value-type="float" office:value="141502">
            <text:p>141502</text:p>
          </table:table-cell>
          <table:table-cell table:number-columns-repeated="4"/>
        </table:table-row>
        <table:table-row table:style-name="ro1">
          <table:table-cell office:value-type="string">
            <text:p>projectviews-20240912-110000</text:p>
          </table:table-cell>
          <table:table-cell office:value-type="string">
            <text:p>2024-09-12T11:00:00.000Z</text:p>
          </table:table-cell>
          <table:table-cell office:value-type="float" office:value="147236">
            <text:p>147236</text:p>
          </table:table-cell>
          <table:table-cell table:number-columns-repeated="4"/>
        </table:table-row>
        <table:table-row table:style-name="ro1">
          <table:table-cell office:value-type="string">
            <text:p>projectviews-20240912-120000</text:p>
          </table:table-cell>
          <table:table-cell office:value-type="string">
            <text:p>2024-09-12T12:00:00.000Z</text:p>
          </table:table-cell>
          <table:table-cell office:value-type="float" office:value="147403">
            <text:p>147403</text:p>
          </table:table-cell>
          <table:table-cell table:number-columns-repeated="4"/>
        </table:table-row>
        <table:table-row table:style-name="ro1">
          <table:table-cell office:value-type="string">
            <text:p>projectviews-20240912-130000</text:p>
          </table:table-cell>
          <table:table-cell office:value-type="string">
            <text:p>2024-09-12T13:00:00.000Z</text:p>
          </table:table-cell>
          <table:table-cell office:value-type="float" office:value="147057">
            <text:p>147057</text:p>
          </table:table-cell>
          <table:table-cell table:number-columns-repeated="4"/>
        </table:table-row>
        <table:table-row table:style-name="ro1">
          <table:table-cell office:value-type="string">
            <text:p>projectviews-20240912-140000</text:p>
          </table:table-cell>
          <table:table-cell office:value-type="string">
            <text:p>2024-09-12T14:00:00.000Z</text:p>
          </table:table-cell>
          <table:table-cell office:value-type="float" office:value="131793">
            <text:p>131793</text:p>
          </table:table-cell>
          <table:table-cell table:number-columns-repeated="4"/>
        </table:table-row>
        <table:table-row table:style-name="ro1">
          <table:table-cell office:value-type="string">
            <text:p>projectviews-20240912-150000</text:p>
          </table:table-cell>
          <table:table-cell office:value-type="string">
            <text:p>2024-09-12T15:00:00.000Z</text:p>
          </table:table-cell>
          <table:table-cell office:value-type="float" office:value="115339">
            <text:p>115339</text:p>
          </table:table-cell>
          <table:table-cell table:number-columns-repeated="4"/>
        </table:table-row>
        <table:table-row table:style-name="ro1">
          <table:table-cell office:value-type="string">
            <text:p>projectviews-20240912-160000</text:p>
          </table:table-cell>
          <table:table-cell office:value-type="string">
            <text:p>2024-09-12T16:00:00.000Z</text:p>
          </table:table-cell>
          <table:table-cell office:value-type="float" office:value="112020">
            <text:p>112020</text:p>
          </table:table-cell>
          <table:table-cell table:number-columns-repeated="4"/>
        </table:table-row>
        <table:table-row table:style-name="ro1">
          <table:table-cell office:value-type="string">
            <text:p>projectviews-20240912-170000</text:p>
          </table:table-cell>
          <table:table-cell office:value-type="string">
            <text:p>2024-09-12T17:00:00.000Z</text:p>
          </table:table-cell>
          <table:table-cell office:value-type="float" office:value="114427">
            <text:p>114427</text:p>
          </table:table-cell>
          <table:table-cell table:number-columns-repeated="4"/>
        </table:table-row>
        <table:table-row table:style-name="ro1">
          <table:table-cell office:value-type="string">
            <text:p>projectviews-20240912-180000</text:p>
          </table:table-cell>
          <table:table-cell office:value-type="string">
            <text:p>2024-09-12T18:00:00.000Z</text:p>
          </table:table-cell>
          <table:table-cell office:value-type="float" office:value="119753">
            <text:p>119753</text:p>
          </table:table-cell>
          <table:table-cell table:number-columns-repeated="4"/>
        </table:table-row>
        <table:table-row table:style-name="ro1">
          <table:table-cell office:value-type="string">
            <text:p>projectviews-20240912-190000</text:p>
          </table:table-cell>
          <table:table-cell office:value-type="string">
            <text:p>2024-09-12T19:00:00.000Z</text:p>
          </table:table-cell>
          <table:table-cell office:value-type="float" office:value="132732">
            <text:p>132732</text:p>
          </table:table-cell>
          <table:table-cell table:number-columns-repeated="4"/>
        </table:table-row>
        <table:table-row table:style-name="ro1">
          <table:table-cell office:value-type="string">
            <text:p>projectviews-20240912-200000</text:p>
          </table:table-cell>
          <table:table-cell office:value-type="string">
            <text:p>2024-09-12T20:00:00.000Z</text:p>
          </table:table-cell>
          <table:table-cell office:value-type="float" office:value="135631">
            <text:p>135631</text:p>
          </table:table-cell>
          <table:table-cell table:number-columns-repeated="4"/>
        </table:table-row>
        <table:table-row table:style-name="ro1">
          <table:table-cell office:value-type="string">
            <text:p>projectviews-20240912-210000</text:p>
          </table:table-cell>
          <table:table-cell office:value-type="string">
            <text:p>2024-09-12T21:00:00.000Z</text:p>
          </table:table-cell>
          <table:table-cell office:value-type="float" office:value="117103">
            <text:p>117103</text:p>
          </table:table-cell>
          <table:table-cell table:number-columns-repeated="4"/>
        </table:table-row>
        <table:table-row table:style-name="ro1">
          <table:table-cell office:value-type="string">
            <text:p>projectviews-20240912-220000</text:p>
          </table:table-cell>
          <table:table-cell office:value-type="string">
            <text:p>2024-09-12T22:00:00.000Z</text:p>
          </table:table-cell>
          <table:table-cell office:value-type="float" office:value="85018">
            <text:p>85018</text:p>
          </table:table-cell>
          <table:table-cell table:number-columns-repeated="4"/>
        </table:table-row>
        <table:table-row table:style-name="ro1">
          <table:table-cell office:value-type="string">
            <text:p>projectviews-20240912-230000</text:p>
          </table:table-cell>
          <table:table-cell office:value-type="string">
            <text:p>2024-09-12T23:00:00.000Z</text:p>
          </table:table-cell>
          <table:table-cell office:value-type="float" office:value="56270">
            <text:p>56270</text:p>
          </table:table-cell>
          <table:table-cell table:number-columns-repeated="4"/>
        </table:table-row>
        <table:table-row table:style-name="ro1">
          <table:table-cell office:value-type="string">
            <text:p>projectviews-20240913-000000</text:p>
          </table:table-cell>
          <table:table-cell office:value-type="string">
            <text:p>2024-09-13T00:00:00.000Z</text:p>
          </table:table-cell>
          <table:table-cell office:value-type="float" office:value="34520">
            <text:p>34520</text:p>
          </table:table-cell>
          <table:table-cell table:number-columns-repeated="4"/>
        </table:table-row>
        <table:table-row table:style-name="ro1">
          <table:table-cell office:value-type="string">
            <text:p>projectviews-20240913-010000</text:p>
          </table:table-cell>
          <table:table-cell office:value-type="string">
            <text:p>2024-09-13T01:00:00.000Z</text:p>
          </table:table-cell>
          <table:table-cell office:value-type="float" office:value="22252">
            <text:p>22252</text:p>
          </table:table-cell>
          <table:table-cell table:number-columns-repeated="4"/>
        </table:table-row>
        <table:table-row table:style-name="ro1">
          <table:table-cell office:value-type="string">
            <text:p>projectviews-20240913-020000</text:p>
          </table:table-cell>
          <table:table-cell office:value-type="string">
            <text:p>2024-09-13T02:00:00.000Z</text:p>
          </table:table-cell>
          <table:table-cell office:value-type="float" office:value="16244">
            <text:p>16244</text:p>
          </table:table-cell>
          <table:table-cell table:number-columns-repeated="4"/>
        </table:table-row>
        <table:table-row table:style-name="ro1">
          <table:table-cell office:value-type="string">
            <text:p>projectviews-20240913-030000</text:p>
          </table:table-cell>
          <table:table-cell office:value-type="string">
            <text:p>2024-09-13T03:00:00.000Z</text:p>
          </table:table-cell>
          <table:table-cell office:value-type="float" office:value="15718">
            <text:p>15718</text:p>
          </table:table-cell>
          <table:table-cell table:number-columns-repeated="4"/>
        </table:table-row>
        <table:table-row table:style-name="ro1">
          <table:table-cell office:value-type="string">
            <text:p>projectviews-20240913-040000</text:p>
          </table:table-cell>
          <table:table-cell office:value-type="string">
            <text:p>2024-09-13T04:00:00.000Z</text:p>
          </table:table-cell>
          <table:table-cell office:value-type="float" office:value="14709">
            <text:p>14709</text:p>
          </table:table-cell>
          <table:table-cell table:number-columns-repeated="4"/>
        </table:table-row>
        <table:table-row table:style-name="ro1">
          <table:table-cell office:value-type="string">
            <text:p>projectviews-20240913-050000</text:p>
          </table:table-cell>
          <table:table-cell office:value-type="string">
            <text:p>2024-09-13T05:00:00.000Z</text:p>
          </table:table-cell>
          <table:table-cell office:value-type="float" office:value="22681">
            <text:p>22681</text:p>
          </table:table-cell>
          <table:table-cell table:number-columns-repeated="4"/>
        </table:table-row>
        <table:table-row table:style-name="ro1">
          <table:table-cell office:value-type="string">
            <text:p>projectviews-20240913-060000</text:p>
          </table:table-cell>
          <table:table-cell office:value-type="string">
            <text:p>2024-09-13T06:00:00.000Z</text:p>
          </table:table-cell>
          <table:table-cell office:value-type="float" office:value="47920">
            <text:p>47920</text:p>
          </table:table-cell>
          <table:table-cell table:number-columns-repeated="4"/>
        </table:table-row>
        <table:table-row table:style-name="ro1">
          <table:table-cell office:value-type="string">
            <text:p>projectviews-20240913-070000</text:p>
          </table:table-cell>
          <table:table-cell office:value-type="string">
            <text:p>2024-09-13T07:00:00.000Z</text:p>
          </table:table-cell>
          <table:table-cell office:value-type="float" office:value="92058">
            <text:p>92058</text:p>
          </table:table-cell>
          <table:table-cell table:number-columns-repeated="4"/>
        </table:table-row>
        <table:table-row table:style-name="ro1">
          <table:table-cell office:value-type="string">
            <text:p>projectviews-20240913-080000</text:p>
          </table:table-cell>
          <table:table-cell office:value-type="string">
            <text:p>2024-09-13T08:00:00.000Z</text:p>
          </table:table-cell>
          <table:table-cell office:value-type="float" office:value="120755">
            <text:p>120755</text:p>
          </table:table-cell>
          <table:table-cell table:number-columns-repeated="4"/>
        </table:table-row>
        <table:table-row table:style-name="ro1">
          <table:table-cell office:value-type="string">
            <text:p>projectviews-20240913-090000</text:p>
          </table:table-cell>
          <table:table-cell office:value-type="string">
            <text:p>2024-09-13T09:00:00.000Z</text:p>
          </table:table-cell>
          <table:table-cell office:value-type="float" office:value="136578">
            <text:p>136578</text:p>
          </table:table-cell>
          <table:table-cell table:number-columns-repeated="4"/>
        </table:table-row>
        <table:table-row table:style-name="ro1">
          <table:table-cell office:value-type="string">
            <text:p>projectviews-20240913-100000</text:p>
          </table:table-cell>
          <table:table-cell office:value-type="string">
            <text:p>2024-09-13T10:00:00.000Z</text:p>
          </table:table-cell>
          <table:table-cell office:value-type="float" office:value="142758">
            <text:p>142758</text:p>
          </table:table-cell>
          <table:table-cell table:number-columns-repeated="4"/>
        </table:table-row>
        <table:table-row table:style-name="ro1">
          <table:table-cell office:value-type="string">
            <text:p>projectviews-20240913-110000</text:p>
          </table:table-cell>
          <table:table-cell office:value-type="string">
            <text:p>2024-09-13T11:00:00.000Z</text:p>
          </table:table-cell>
          <table:table-cell office:value-type="float" office:value="145049">
            <text:p>145049</text:p>
          </table:table-cell>
          <table:table-cell table:number-columns-repeated="4"/>
        </table:table-row>
        <table:table-row table:style-name="ro1">
          <table:table-cell office:value-type="string">
            <text:p>projectviews-20240913-120000</text:p>
          </table:table-cell>
          <table:table-cell office:value-type="string">
            <text:p>2024-09-13T12:00:00.000Z</text:p>
          </table:table-cell>
          <table:table-cell office:value-type="float" office:value="144486">
            <text:p>144486</text:p>
          </table:table-cell>
          <table:table-cell table:number-columns-repeated="4"/>
        </table:table-row>
        <table:table-row table:style-name="ro1">
          <table:table-cell office:value-type="string">
            <text:p>projectviews-20240913-130000</text:p>
          </table:table-cell>
          <table:table-cell office:value-type="string">
            <text:p>2024-09-13T13:00:00.000Z</text:p>
          </table:table-cell>
          <table:table-cell office:value-type="float" office:value="140699">
            <text:p>140699</text:p>
          </table:table-cell>
          <table:table-cell table:number-columns-repeated="4"/>
        </table:table-row>
        <table:table-row table:style-name="ro1">
          <table:table-cell office:value-type="string">
            <text:p>projectviews-20240913-140000</text:p>
          </table:table-cell>
          <table:table-cell office:value-type="string">
            <text:p>2024-09-13T14:00:00.000Z</text:p>
          </table:table-cell>
          <table:table-cell office:value-type="float" office:value="124843">
            <text:p>124843</text:p>
          </table:table-cell>
          <table:table-cell table:number-columns-repeated="4"/>
        </table:table-row>
        <table:table-row table:style-name="ro1">
          <table:table-cell office:value-type="string">
            <text:p>projectviews-20240913-150000</text:p>
          </table:table-cell>
          <table:table-cell office:value-type="string">
            <text:p>2024-09-13T15:00:00.000Z</text:p>
          </table:table-cell>
          <table:table-cell office:value-type="float" office:value="108763">
            <text:p>108763</text:p>
          </table:table-cell>
          <table:table-cell table:number-columns-repeated="4"/>
        </table:table-row>
        <table:table-row table:style-name="ro1">
          <table:table-cell office:value-type="string">
            <text:p>projectviews-20240913-160000</text:p>
          </table:table-cell>
          <table:table-cell office:value-type="string">
            <text:p>2024-09-13T16:00:00.000Z</text:p>
          </table:table-cell>
          <table:table-cell office:value-type="float" office:value="104674">
            <text:p>104674</text:p>
          </table:table-cell>
          <table:table-cell table:number-columns-repeated="4"/>
        </table:table-row>
        <table:table-row table:style-name="ro1">
          <table:table-cell office:value-type="string">
            <text:p>projectviews-20240913-170000</text:p>
          </table:table-cell>
          <table:table-cell office:value-type="string">
            <text:p>2024-09-13T17:00:00.000Z</text:p>
          </table:table-cell>
          <table:table-cell office:value-type="float" office:value="105181">
            <text:p>105181</text:p>
          </table:table-cell>
          <table:table-cell table:number-columns-repeated="4"/>
        </table:table-row>
        <table:table-row table:style-name="ro1">
          <table:table-cell office:value-type="string">
            <text:p>projectviews-20240913-180000</text:p>
          </table:table-cell>
          <table:table-cell office:value-type="string">
            <text:p>2024-09-13T18:00:00.000Z</text:p>
          </table:table-cell>
          <table:table-cell office:value-type="float" office:value="107820">
            <text:p>107820</text:p>
          </table:table-cell>
          <table:table-cell table:number-columns-repeated="4"/>
        </table:table-row>
        <table:table-row table:style-name="ro1">
          <table:table-cell office:value-type="string">
            <text:p>projectviews-20240913-190000</text:p>
          </table:table-cell>
          <table:table-cell office:value-type="string">
            <text:p>2024-09-13T19:00:00.000Z</text:p>
          </table:table-cell>
          <table:table-cell office:value-type="float" office:value="119598">
            <text:p>119598</text:p>
          </table:table-cell>
          <table:table-cell table:number-columns-repeated="4"/>
        </table:table-row>
        <table:table-row table:style-name="ro1">
          <table:table-cell office:value-type="string">
            <text:p>projectviews-20240913-200000</text:p>
          </table:table-cell>
          <table:table-cell office:value-type="string">
            <text:p>2024-09-13T20:00:00.000Z</text:p>
          </table:table-cell>
          <table:table-cell office:value-type="float" office:value="123643">
            <text:p>123643</text:p>
          </table:table-cell>
          <table:table-cell table:number-columns-repeated="4"/>
        </table:table-row>
        <table:table-row table:style-name="ro1">
          <table:table-cell office:value-type="string">
            <text:p>projectviews-20240913-210000</text:p>
          </table:table-cell>
          <table:table-cell office:value-type="string">
            <text:p>2024-09-13T21:00:00.000Z</text:p>
          </table:table-cell>
          <table:table-cell office:value-type="float" office:value="114515">
            <text:p>114515</text:p>
          </table:table-cell>
          <table:table-cell table:number-columns-repeated="4"/>
        </table:table-row>
        <table:table-row table:style-name="ro1">
          <table:table-cell office:value-type="string">
            <text:p>projectviews-20240913-220000</text:p>
          </table:table-cell>
          <table:table-cell office:value-type="string">
            <text:p>2024-09-13T22:00:00.000Z</text:p>
          </table:table-cell>
          <table:table-cell office:value-type="float" office:value="91069">
            <text:p>91069</text:p>
          </table:table-cell>
          <table:table-cell table:number-columns-repeated="4"/>
        </table:table-row>
        <table:table-row table:style-name="ro1">
          <table:table-cell office:value-type="string">
            <text:p>projectviews-20240913-230000</text:p>
          </table:table-cell>
          <table:table-cell office:value-type="string">
            <text:p>2024-09-13T23:00:00.000Z</text:p>
          </table:table-cell>
          <table:table-cell office:value-type="float" office:value="61735">
            <text:p>61735</text:p>
          </table:table-cell>
          <table:table-cell table:number-columns-repeated="4"/>
        </table:table-row>
        <table:table-row table:style-name="ro1">
          <table:table-cell office:value-type="string">
            <text:p>projectviews-20240914-000000</text:p>
          </table:table-cell>
          <table:table-cell office:value-type="string">
            <text:p>2024-09-14T00:00:00.000Z</text:p>
          </table:table-cell>
          <table:table-cell office:value-type="float" office:value="38595">
            <text:p>38595</text:p>
          </table:table-cell>
          <table:table-cell table:number-columns-repeated="4"/>
        </table:table-row>
        <table:table-row table:style-name="ro1">
          <table:table-cell office:value-type="string">
            <text:p>projectviews-20240914-010000</text:p>
          </table:table-cell>
          <table:table-cell office:value-type="string">
            <text:p>2024-09-14T01:00:00.000Z</text:p>
          </table:table-cell>
          <table:table-cell office:value-type="float" office:value="26280">
            <text:p>26280</text:p>
          </table:table-cell>
          <table:table-cell table:number-columns-repeated="4"/>
        </table:table-row>
        <table:table-row table:style-name="ro1">
          <table:table-cell office:value-type="string">
            <text:p>projectviews-20240914-020000</text:p>
          </table:table-cell>
          <table:table-cell office:value-type="string">
            <text:p>2024-09-14T02:00:00.000Z</text:p>
          </table:table-cell>
          <table:table-cell office:value-type="float" office:value="19045">
            <text:p>19045</text:p>
          </table:table-cell>
          <table:table-cell table:number-columns-repeated="4"/>
        </table:table-row>
        <table:table-row table:style-name="ro1">
          <table:table-cell office:value-type="string">
            <text:p>projectviews-20240914-030000</text:p>
          </table:table-cell>
          <table:table-cell office:value-type="string">
            <text:p>2024-09-14T03:00:00.000Z</text:p>
          </table:table-cell>
          <table:table-cell office:value-type="float" office:value="15541">
            <text:p>15541</text:p>
          </table:table-cell>
          <table:table-cell table:number-columns-repeated="4"/>
        </table:table-row>
        <table:table-row table:style-name="ro1">
          <table:table-cell office:value-type="string">
            <text:p>projectviews-20240914-040000</text:p>
          </table:table-cell>
          <table:table-cell office:value-type="string">
            <text:p>2024-09-14T04:00:00.000Z</text:p>
          </table:table-cell>
          <table:table-cell office:value-type="float" office:value="14882">
            <text:p>14882</text:p>
          </table:table-cell>
          <table:table-cell table:number-columns-repeated="4"/>
        </table:table-row>
        <table:table-row table:style-name="ro1">
          <table:table-cell office:value-type="string">
            <text:p>projectviews-20240914-050000</text:p>
          </table:table-cell>
          <table:table-cell office:value-type="string">
            <text:p>2024-09-14T05:00:00.000Z</text:p>
          </table:table-cell>
          <table:table-cell office:value-type="float" office:value="16567">
            <text:p>16567</text:p>
          </table:table-cell>
          <table:table-cell table:number-columns-repeated="4"/>
        </table:table-row>
        <table:table-row table:style-name="ro1">
          <table:table-cell office:value-type="string">
            <text:p>projectviews-20240914-060000</text:p>
          </table:table-cell>
          <table:table-cell office:value-type="string">
            <text:p>2024-09-14T06:00:00.000Z</text:p>
          </table:table-cell>
          <table:table-cell office:value-type="float" office:value="25624">
            <text:p>25624</text:p>
          </table:table-cell>
          <table:table-cell table:number-columns-repeated="4"/>
        </table:table-row>
        <table:table-row table:style-name="ro1">
          <table:table-cell office:value-type="string">
            <text:p>projectviews-20240914-070000</text:p>
          </table:table-cell>
          <table:table-cell office:value-type="string">
            <text:p>2024-09-14T07:00:00.000Z</text:p>
          </table:table-cell>
          <table:table-cell office:value-type="float" office:value="41449">
            <text:p>41449</text:p>
          </table:table-cell>
          <table:table-cell table:number-columns-repeated="4"/>
        </table:table-row>
        <table:table-row table:style-name="ro1">
          <table:table-cell office:value-type="string">
            <text:p>projectviews-20240914-080000</text:p>
          </table:table-cell>
          <table:table-cell office:value-type="string">
            <text:p>2024-09-14T08:00:00.000Z</text:p>
          </table:table-cell>
          <table:table-cell office:value-type="float" office:value="59768">
            <text:p>59768</text:p>
          </table:table-cell>
          <table:table-cell table:number-columns-repeated="4"/>
        </table:table-row>
        <table:table-row table:style-name="ro1">
          <table:table-cell office:value-type="string">
            <text:p>projectviews-20240914-090000</text:p>
          </table:table-cell>
          <table:table-cell office:value-type="string">
            <text:p>2024-09-14T09:00:00.000Z</text:p>
          </table:table-cell>
          <table:table-cell office:value-type="float" office:value="75324">
            <text:p>75324</text:p>
          </table:table-cell>
          <table:table-cell table:number-columns-repeated="4"/>
        </table:table-row>
        <table:table-row table:style-name="ro1">
          <table:table-cell office:value-type="string">
            <text:p>projectviews-20240914-100000</text:p>
          </table:table-cell>
          <table:table-cell office:value-type="string">
            <text:p>2024-09-14T10:00:00.000Z</text:p>
          </table:table-cell>
          <table:table-cell office:value-type="float" office:value="89828">
            <text:p>89828</text:p>
          </table:table-cell>
          <table:table-cell table:number-columns-repeated="4"/>
        </table:table-row>
        <table:table-row table:style-name="ro1">
          <table:table-cell office:value-type="string">
            <text:p>projectviews-20240914-110000</text:p>
          </table:table-cell>
          <table:table-cell office:value-type="string">
            <text:p>2024-09-14T11:00:00.000Z</text:p>
          </table:table-cell>
          <table:table-cell office:value-type="float" office:value="98108">
            <text:p>98108</text:p>
          </table:table-cell>
          <table:table-cell table:number-columns-repeated="4"/>
        </table:table-row>
        <table:table-row table:style-name="ro1">
          <table:table-cell office:value-type="string">
            <text:p>projectviews-20240914-120000</text:p>
          </table:table-cell>
          <table:table-cell office:value-type="string">
            <text:p>2024-09-14T12:00:00.000Z</text:p>
          </table:table-cell>
          <table:table-cell office:value-type="float" office:value="100814">
            <text:p>100814</text:p>
          </table:table-cell>
          <table:table-cell table:number-columns-repeated="4"/>
        </table:table-row>
        <table:table-row table:style-name="ro1">
          <table:table-cell office:value-type="string">
            <text:p>projectviews-20240914-130000</text:p>
          </table:table-cell>
          <table:table-cell office:value-type="string">
            <text:p>2024-09-14T13:00:00.000Z</text:p>
          </table:table-cell>
          <table:table-cell office:value-type="float" office:value="102548">
            <text:p>102548</text:p>
          </table:table-cell>
          <table:table-cell table:number-columns-repeated="4"/>
        </table:table-row>
        <table:table-row table:style-name="ro1">
          <table:table-cell office:value-type="string">
            <text:p>projectviews-20240914-140000</text:p>
          </table:table-cell>
          <table:table-cell office:value-type="string">
            <text:p>2024-09-14T14:00:00.000Z</text:p>
          </table:table-cell>
          <table:table-cell office:value-type="float" office:value="104589">
            <text:p>104589</text:p>
          </table:table-cell>
          <table:table-cell table:number-columns-repeated="4"/>
        </table:table-row>
        <table:table-row table:style-name="ro1">
          <table:table-cell office:value-type="string">
            <text:p>projectviews-20240914-150000</text:p>
          </table:table-cell>
          <table:table-cell office:value-type="string">
            <text:p>2024-09-14T15:00:00.000Z</text:p>
          </table:table-cell>
          <table:table-cell office:value-type="float" office:value="107232">
            <text:p>107232</text:p>
          </table:table-cell>
          <table:table-cell table:number-columns-repeated="4"/>
        </table:table-row>
        <table:table-row table:style-name="ro1">
          <table:table-cell office:value-type="string">
            <text:p>projectviews-20240914-160000</text:p>
          </table:table-cell>
          <table:table-cell office:value-type="string">
            <text:p>2024-09-14T16:00:00.000Z</text:p>
          </table:table-cell>
          <table:table-cell office:value-type="float" office:value="106915">
            <text:p>106915</text:p>
          </table:table-cell>
          <table:table-cell table:number-columns-repeated="4"/>
        </table:table-row>
        <table:table-row table:style-name="ro1">
          <table:table-cell office:value-type="string">
            <text:p>projectviews-20240914-170000</text:p>
          </table:table-cell>
          <table:table-cell office:value-type="string">
            <text:p>2024-09-14T17:00:00.000Z</text:p>
          </table:table-cell>
          <table:table-cell office:value-type="float" office:value="110232">
            <text:p>110232</text:p>
          </table:table-cell>
          <table:table-cell table:number-columns-repeated="4"/>
        </table:table-row>
        <table:table-row table:style-name="ro1">
          <table:table-cell office:value-type="string">
            <text:p>projectviews-20240914-180000</text:p>
          </table:table-cell>
          <table:table-cell office:value-type="string">
            <text:p>2024-09-14T18:00:00.000Z</text:p>
          </table:table-cell>
          <table:table-cell office:value-type="float" office:value="112919">
            <text:p>112919</text:p>
          </table:table-cell>
          <table:table-cell table:number-columns-repeated="4"/>
        </table:table-row>
        <table:table-row table:style-name="ro1">
          <table:table-cell office:value-type="string">
            <text:p>projectviews-20240914-190000</text:p>
          </table:table-cell>
          <table:table-cell office:value-type="string">
            <text:p>2024-09-14T19:00:00.000Z</text:p>
          </table:table-cell>
          <table:table-cell office:value-type="float" office:value="124134">
            <text:p>124134</text:p>
          </table:table-cell>
          <table:table-cell table:number-columns-repeated="4"/>
        </table:table-row>
        <table:table-row table:style-name="ro1">
          <table:table-cell office:value-type="string">
            <text:p>projectviews-20240914-200000</text:p>
          </table:table-cell>
          <table:table-cell office:value-type="string">
            <text:p>2024-09-14T20:00:00.000Z</text:p>
          </table:table-cell>
          <table:table-cell office:value-type="float" office:value="129597">
            <text:p>129597</text:p>
          </table:table-cell>
          <table:table-cell table:number-columns-repeated="4"/>
        </table:table-row>
        <table:table-row table:style-name="ro1">
          <table:table-cell office:value-type="string">
            <text:p>projectviews-20240914-210000</text:p>
          </table:table-cell>
          <table:table-cell office:value-type="string">
            <text:p>2024-09-14T21:00:00.000Z</text:p>
          </table:table-cell>
          <table:table-cell office:value-type="float" office:value="122930">
            <text:p>122930</text:p>
          </table:table-cell>
          <table:table-cell table:number-columns-repeated="4"/>
        </table:table-row>
        <table:table-row table:style-name="ro1">
          <table:table-cell office:value-type="string">
            <text:p>projectviews-20240914-220000</text:p>
          </table:table-cell>
          <table:table-cell office:value-type="string">
            <text:p>2024-09-14T22:00:00.000Z</text:p>
          </table:table-cell>
          <table:table-cell office:value-type="float" office:value="103966">
            <text:p>103966</text:p>
          </table:table-cell>
          <table:table-cell table:number-columns-repeated="4"/>
        </table:table-row>
        <table:table-row table:style-name="ro1">
          <table:table-cell office:value-type="string">
            <text:p>projectviews-20240914-230000</text:p>
          </table:table-cell>
          <table:table-cell office:value-type="string">
            <text:p>2024-09-14T23:00:00.000Z</text:p>
          </table:table-cell>
          <table:table-cell office:value-type="float" office:value="73299">
            <text:p>73299</text:p>
          </table:table-cell>
          <table:table-cell table:number-columns-repeated="4"/>
        </table:table-row>
        <table:table-row table:style-name="ro1">
          <table:table-cell office:value-type="string">
            <text:p>projectviews-20240915-000000</text:p>
          </table:table-cell>
          <table:table-cell office:value-type="string">
            <text:p>2024-09-15T00:00:00.000Z</text:p>
          </table:table-cell>
          <table:table-cell office:value-type="float" office:value="48144">
            <text:p>48144</text:p>
          </table:table-cell>
          <table:table-cell table:number-columns-repeated="4"/>
        </table:table-row>
        <table:table-row table:style-name="ro1">
          <table:table-cell office:value-type="string">
            <text:p>projectviews-20240915-010000</text:p>
          </table:table-cell>
          <table:table-cell office:value-type="string">
            <text:p>2024-09-15T01:00:00.000Z</text:p>
          </table:table-cell>
          <table:table-cell office:value-type="float" office:value="32657">
            <text:p>32657</text:p>
          </table:table-cell>
          <table:table-cell table:number-columns-repeated="4"/>
        </table:table-row>
        <table:table-row table:style-name="ro1">
          <table:table-cell office:value-type="string">
            <text:p>projectviews-20240915-020000</text:p>
          </table:table-cell>
          <table:table-cell office:value-type="string">
            <text:p>2024-09-15T02:00:00.000Z</text:p>
          </table:table-cell>
          <table:table-cell office:value-type="float" office:value="24446">
            <text:p>24446</text:p>
          </table:table-cell>
          <table:table-cell table:number-columns-repeated="4"/>
        </table:table-row>
        <table:table-row table:style-name="ro1">
          <table:table-cell office:value-type="string">
            <text:p>projectviews-20240915-030000</text:p>
          </table:table-cell>
          <table:table-cell office:value-type="string">
            <text:p>2024-09-15T03:00:00.000Z</text:p>
          </table:table-cell>
          <table:table-cell office:value-type="float" office:value="18304">
            <text:p>18304</text:p>
          </table:table-cell>
          <table:table-cell table:number-columns-repeated="4"/>
        </table:table-row>
        <table:table-row table:style-name="ro1">
          <table:table-cell office:value-type="string">
            <text:p>projectviews-20240915-040000</text:p>
          </table:table-cell>
          <table:table-cell office:value-type="string">
            <text:p>2024-09-15T04:00:00.000Z</text:p>
          </table:table-cell>
          <table:table-cell office:value-type="float" office:value="15974">
            <text:p>15974</text:p>
          </table:table-cell>
          <table:table-cell table:number-columns-repeated="4"/>
        </table:table-row>
        <table:table-row table:style-name="ro1">
          <table:table-cell office:value-type="string">
            <text:p>projectviews-20240915-050000</text:p>
          </table:table-cell>
          <table:table-cell office:value-type="string">
            <text:p>2024-09-15T05:00:00.000Z</text:p>
          </table:table-cell>
          <table:table-cell office:value-type="float" office:value="18435">
            <text:p>18435</text:p>
          </table:table-cell>
          <table:table-cell table:number-columns-repeated="4"/>
        </table:table-row>
        <table:table-row table:style-name="ro1">
          <table:table-cell office:value-type="string">
            <text:p>projectviews-20240915-060000</text:p>
          </table:table-cell>
          <table:table-cell office:value-type="string">
            <text:p>2024-09-15T06:00:00.000Z</text:p>
          </table:table-cell>
          <table:table-cell office:value-type="float" office:value="26817">
            <text:p>26817</text:p>
          </table:table-cell>
          <table:table-cell table:number-columns-repeated="4"/>
        </table:table-row>
        <table:table-row table:style-name="ro1">
          <table:table-cell office:value-type="string">
            <text:p>projectviews-20240915-070000</text:p>
          </table:table-cell>
          <table:table-cell office:value-type="string">
            <text:p>2024-09-15T07:00:00.000Z</text:p>
          </table:table-cell>
          <table:table-cell office:value-type="float" office:value="42367">
            <text:p>42367</text:p>
          </table:table-cell>
          <table:table-cell table:number-columns-repeated="4"/>
        </table:table-row>
        <table:table-row table:style-name="ro1">
          <table:table-cell office:value-type="string">
            <text:p>projectviews-20240915-080000</text:p>
          </table:table-cell>
          <table:table-cell office:value-type="string">
            <text:p>2024-09-15T08:00:00.000Z</text:p>
          </table:table-cell>
          <table:table-cell office:value-type="float" office:value="62602">
            <text:p>62602</text:p>
          </table:table-cell>
          <table:table-cell table:number-columns-repeated="4"/>
        </table:table-row>
        <table:table-row table:style-name="ro1">
          <table:table-cell office:value-type="string">
            <text:p>projectviews-20240915-090000</text:p>
          </table:table-cell>
          <table:table-cell office:value-type="string">
            <text:p>2024-09-15T09:00:00.000Z</text:p>
          </table:table-cell>
          <table:table-cell office:value-type="float" office:value="87057">
            <text:p>87057</text:p>
          </table:table-cell>
          <table:table-cell table:number-columns-repeated="4"/>
        </table:table-row>
        <table:table-row table:style-name="ro1">
          <table:table-cell office:value-type="string">
            <text:p>projectviews-20240915-100000</text:p>
          </table:table-cell>
          <table:table-cell office:value-type="string">
            <text:p>2024-09-15T10:00:00.000Z</text:p>
          </table:table-cell>
          <table:table-cell office:value-type="float" office:value="103244">
            <text:p>103244</text:p>
          </table:table-cell>
          <table:table-cell table:number-columns-repeated="4"/>
        </table:table-row>
        <table:table-row table:style-name="ro1">
          <table:table-cell office:value-type="string">
            <text:p>projectviews-20240915-110000</text:p>
          </table:table-cell>
          <table:table-cell office:value-type="string">
            <text:p>2024-09-15T11:00:00.000Z</text:p>
          </table:table-cell>
          <table:table-cell office:value-type="float" office:value="112993">
            <text:p>112993</text:p>
          </table:table-cell>
          <table:table-cell table:number-columns-repeated="4"/>
        </table:table-row>
        <table:table-row table:style-name="ro1">
          <table:table-cell office:value-type="string">
            <text:p>projectviews-20240915-120000</text:p>
          </table:table-cell>
          <table:table-cell office:value-type="string">
            <text:p>2024-09-15T12:00:00.000Z</text:p>
          </table:table-cell>
          <table:table-cell office:value-type="float" office:value="115599">
            <text:p>115599</text:p>
          </table:table-cell>
          <table:table-cell table:number-columns-repeated="4"/>
        </table:table-row>
        <table:table-row table:style-name="ro1">
          <table:table-cell office:value-type="string">
            <text:p>projectviews-20240915-130000</text:p>
          </table:table-cell>
          <table:table-cell office:value-type="string">
            <text:p>2024-09-15T13:00:00.000Z</text:p>
          </table:table-cell>
          <table:table-cell office:value-type="float" office:value="113461">
            <text:p>113461</text:p>
          </table:table-cell>
          <table:table-cell table:number-columns-repeated="4"/>
        </table:table-row>
        <table:table-row table:style-name="ro1">
          <table:table-cell office:value-type="string">
            <text:p>projectviews-20240915-140000</text:p>
          </table:table-cell>
          <table:table-cell office:value-type="string">
            <text:p>2024-09-15T14:00:00.000Z</text:p>
          </table:table-cell>
          <table:table-cell office:value-type="float" office:value="115521">
            <text:p>115521</text:p>
          </table:table-cell>
          <table:table-cell table:number-columns-repeated="4"/>
        </table:table-row>
        <table:table-row table:style-name="ro1">
          <table:table-cell office:value-type="string">
            <text:p>projectviews-20240915-150000</text:p>
          </table:table-cell>
          <table:table-cell office:value-type="string">
            <text:p>2024-09-15T15:00:00.000Z</text:p>
          </table:table-cell>
          <table:table-cell office:value-type="float" office:value="119342">
            <text:p>119342</text:p>
          </table:table-cell>
          <table:table-cell table:number-columns-repeated="4"/>
        </table:table-row>
        <table:table-row table:style-name="ro1">
          <table:table-cell office:value-type="string">
            <text:p>projectviews-20240915-160000</text:p>
          </table:table-cell>
          <table:table-cell office:value-type="string">
            <text:p>2024-09-15T16:00:00.000Z</text:p>
          </table:table-cell>
          <table:table-cell office:value-type="float" office:value="122864">
            <text:p>122864</text:p>
          </table:table-cell>
          <table:table-cell table:number-columns-repeated="4"/>
        </table:table-row>
        <table:table-row table:style-name="ro1">
          <table:table-cell office:value-type="string">
            <text:p>projectviews-20240915-170000</text:p>
          </table:table-cell>
          <table:table-cell office:value-type="string">
            <text:p>2024-09-15T17:00:00.000Z</text:p>
          </table:table-cell>
          <table:table-cell office:value-type="float" office:value="129813">
            <text:p>129813</text:p>
          </table:table-cell>
          <table:table-cell table:number-columns-repeated="4"/>
        </table:table-row>
        <table:table-row table:style-name="ro1">
          <table:table-cell office:value-type="string">
            <text:p>projectviews-20240915-180000</text:p>
          </table:table-cell>
          <table:table-cell office:value-type="string">
            <text:p>2024-09-15T18:00:00.000Z</text:p>
          </table:table-cell>
          <table:table-cell office:value-type="float" office:value="138413">
            <text:p>138413</text:p>
          </table:table-cell>
          <table:table-cell table:number-columns-repeated="4"/>
        </table:table-row>
        <table:table-row table:style-name="ro1">
          <table:table-cell office:value-type="string">
            <text:p>projectviews-20240915-190000</text:p>
          </table:table-cell>
          <table:table-cell office:value-type="string">
            <text:p>2024-09-15T19:00:00.000Z</text:p>
          </table:table-cell>
          <table:table-cell office:value-type="float" office:value="156175">
            <text:p>156175</text:p>
          </table:table-cell>
          <table:table-cell table:number-columns-repeated="4"/>
        </table:table-row>
        <table:table-row table:style-name="ro1">
          <table:table-cell office:value-type="string">
            <text:p>projectviews-20240915-200000</text:p>
          </table:table-cell>
          <table:table-cell office:value-type="string">
            <text:p>2024-09-15T20:00:00.000Z</text:p>
          </table:table-cell>
          <table:table-cell office:value-type="float" office:value="154922">
            <text:p>154922</text:p>
          </table:table-cell>
          <table:table-cell table:number-columns-repeated="4"/>
        </table:table-row>
        <table:table-row table:style-name="ro1">
          <table:table-cell office:value-type="string">
            <text:p>projectviews-20240915-210000</text:p>
          </table:table-cell>
          <table:table-cell office:value-type="string">
            <text:p>2024-09-15T21:00:00.000Z</text:p>
          </table:table-cell>
          <table:table-cell office:value-type="float" office:value="134598">
            <text:p>134598</text:p>
          </table:table-cell>
          <table:table-cell table:number-columns-repeated="4"/>
        </table:table-row>
        <table:table-row table:style-name="ro1">
          <table:table-cell office:value-type="string">
            <text:p>projectviews-20240915-220000</text:p>
          </table:table-cell>
          <table:table-cell office:value-type="string">
            <text:p>2024-09-15T22:00:00.000Z</text:p>
          </table:table-cell>
          <table:table-cell office:value-type="float" office:value="100144">
            <text:p>100144</text:p>
          </table:table-cell>
          <table:table-cell table:number-columns-repeated="4"/>
        </table:table-row>
        <table:table-row table:style-name="ro1">
          <table:table-cell office:value-type="string">
            <text:p>projectviews-20240915-230000</text:p>
          </table:table-cell>
          <table:table-cell office:value-type="string">
            <text:p>2024-09-15T23:00:00.000Z</text:p>
          </table:table-cell>
          <table:table-cell office:value-type="float" office:value="64659">
            <text:p>64659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9">01/09/2025</text:date>, <text:time>14:1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1-09T14:11:57</dc:date>
    <meta:generator>OpenOffice/4.1.14$Unix OpenOffice.org_project/4114m1$Build-9811</meta:generator>
    <meta:editing-duration>PT10H6M11S</meta:editing-duration>
    <meta:editing-cycles>5</meta:editing-cycles>
    <meta:document-statistic meta:table-count="1" meta:cell-count="5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31cm" svg:height="12.298cm" xlink:href=".." xlink:type="simple" chart:class="chart:bar" chart:style-name="ch1">
        <chart:title svg:x="7.372cm" svg:y="0.38cm" chart:style-name="ch2">
          <text:p>pl.wikipedia.org projectviews</text:p>
        </chart:title>
        <chart:plot-area chart:style-name="ch3" table:cell-range-address="Sheet1.B1:Sheet1.C169" chart:data-source-has-labels="both" svg:x="1.395cm" svg:y="1.912cm" svg:width="18.508cm" svg:height="9.19cm">
          <chartooo:coordinate-region svg:x="3.503cm" svg:y="2.113cm" svg:width="15.223cm" svg:height="7.938cm"/>
          <chart:axis chart:dimension="x" chart:name="primary-x" chart:style-name="ch4" chartooo:axis-type="auto">
            <chartooo:date-scale/>
            <chart:title svg:x="10.252cm" svg:y="11.347cm" chart:style-name="ch5">
              <text:p>Date</text:p>
            </chart:title>
            <chart:categories table:cell-range-address="Sheet1.B2:Sheet1.B169"/>
          </chart:axis>
          <chart:axis chart:dimension="y" chart:name="primary-y" chart:style-name="ch6">
            <chart:title svg:x="0.451cm" svg:y="7.454cm" chart:style-name="ch7">
              <text:p>Projectviews</text:p>
            </chart:title>
            <chart:grid chart:style-name="ch8" chart:class="major"/>
          </chart:axis>
          <chart:series chart:style-name="ch9" chart:values-cell-range-address="Sheet1.C2:Sheet1.C169" chart:label-cell-address="Sheet1.C1:Sheet1.C1" chart:class="chart:bar">
            <chart:data-point chart:repeated="1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i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4-09-09T00:00:00.000Z</text:p>
                <draw:g>
                  <svg:desc>Sheet1.B2:Sheet1.B169</svg:desc>
                </draw:g>
              </table:table-cell>
              <table:table-cell office:value-type="float" office:value="33623">
                <text:p>33623</text:p>
                <draw:g>
                  <svg:desc>Sheet1.C2:Sheet1.C169</svg:desc>
                </draw:g>
              </table:table-cell>
            </table:table-row>
            <table:table-row>
              <table:table-cell office:value-type="string">
                <text:p>2024-09-09T01:00:00.000Z</text:p>
              </table:table-cell>
              <table:table-cell office:value-type="float" office:value="21483">
                <text:p>21483</text:p>
              </table:table-cell>
            </table:table-row>
            <table:table-row>
              <table:table-cell office:value-type="string">
                <text:p>2024-09-09T02:00:00.000Z</text:p>
              </table:table-cell>
              <table:table-cell office:value-type="float" office:value="15548">
                <text:p>15548</text:p>
              </table:table-cell>
            </table:table-row>
            <table:table-row>
              <table:table-cell office:value-type="string">
                <text:p>2024-09-09T03:00:00.000Z</text:p>
              </table:table-cell>
              <table:table-cell office:value-type="float" office:value="13336">
                <text:p>13336</text:p>
              </table:table-cell>
            </table:table-row>
            <table:table-row>
              <table:table-cell office:value-type="string">
                <text:p>2024-09-09T04:00:00.000Z</text:p>
              </table:table-cell>
              <table:table-cell office:value-type="float" office:value="12934">
                <text:p>12934</text:p>
              </table:table-cell>
            </table:table-row>
            <table:table-row>
              <table:table-cell office:value-type="string">
                <text:p>2024-09-09T05:00:00.000Z</text:p>
              </table:table-cell>
              <table:table-cell office:value-type="float" office:value="20857">
                <text:p>20857</text:p>
              </table:table-cell>
            </table:table-row>
            <table:table-row>
              <table:table-cell office:value-type="string">
                <text:p>2024-09-09T06:00:00.000Z</text:p>
              </table:table-cell>
              <table:table-cell office:value-type="float" office:value="47245">
                <text:p>47245</text:p>
              </table:table-cell>
            </table:table-row>
            <table:table-row>
              <table:table-cell office:value-type="string">
                <text:p>2024-09-09T07:00:00.000Z</text:p>
              </table:table-cell>
              <table:table-cell office:value-type="float" office:value="88722">
                <text:p>88722</text:p>
              </table:table-cell>
            </table:table-row>
            <table:table-row>
              <table:table-cell office:value-type="string">
                <text:p>2024-09-09T08:00:00.000Z</text:p>
              </table:table-cell>
              <table:table-cell office:value-type="float" office:value="119379">
                <text:p>119379</text:p>
              </table:table-cell>
            </table:table-row>
            <table:table-row>
              <table:table-cell office:value-type="string">
                <text:p>2024-09-09T09:00:00.000Z</text:p>
              </table:table-cell>
              <table:table-cell office:value-type="float" office:value="137140">
                <text:p>137140</text:p>
              </table:table-cell>
            </table:table-row>
            <table:table-row>
              <table:table-cell office:value-type="string">
                <text:p>2024-09-09T10:00:00.000Z</text:p>
              </table:table-cell>
              <table:table-cell office:value-type="float" office:value="146849">
                <text:p>146849</text:p>
              </table:table-cell>
            </table:table-row>
            <table:table-row>
              <table:table-cell office:value-type="string">
                <text:p>2024-09-09T11:00:00.000Z</text:p>
              </table:table-cell>
              <table:table-cell office:value-type="float" office:value="149400">
                <text:p>149400</text:p>
              </table:table-cell>
            </table:table-row>
            <table:table-row>
              <table:table-cell office:value-type="string">
                <text:p>2024-09-09T12:00:00.000Z</text:p>
              </table:table-cell>
              <table:table-cell office:value-type="float" office:value="152045">
                <text:p>152045</text:p>
              </table:table-cell>
            </table:table-row>
            <table:table-row>
              <table:table-cell office:value-type="string">
                <text:p>2024-09-09T13:00:00.000Z</text:p>
              </table:table-cell>
              <table:table-cell office:value-type="float" office:value="156149">
                <text:p>156149</text:p>
              </table:table-cell>
            </table:table-row>
            <table:table-row>
              <table:table-cell office:value-type="string">
                <text:p>2024-09-09T14:00:00.000Z</text:p>
              </table:table-cell>
              <table:table-cell office:value-type="float" office:value="136727">
                <text:p>136727</text:p>
              </table:table-cell>
            </table:table-row>
            <table:table-row>
              <table:table-cell office:value-type="string">
                <text:p>2024-09-09T15:00:00.000Z</text:p>
              </table:table-cell>
              <table:table-cell office:value-type="float" office:value="123025">
                <text:p>123025</text:p>
              </table:table-cell>
            </table:table-row>
            <table:table-row>
              <table:table-cell office:value-type="string">
                <text:p>2024-09-09T16:00:00.000Z</text:p>
              </table:table-cell>
              <table:table-cell office:value-type="float" office:value="118842">
                <text:p>118842</text:p>
              </table:table-cell>
            </table:table-row>
            <table:table-row>
              <table:table-cell office:value-type="string">
                <text:p>2024-09-09T17:00:00.000Z</text:p>
              </table:table-cell>
              <table:table-cell office:value-type="float" office:value="122478">
                <text:p>122478</text:p>
              </table:table-cell>
            </table:table-row>
            <table:table-row>
              <table:table-cell office:value-type="string">
                <text:p>2024-09-09T18:00:00.000Z</text:p>
              </table:table-cell>
              <table:table-cell office:value-type="float" office:value="126271">
                <text:p>126271</text:p>
              </table:table-cell>
            </table:table-row>
            <table:table-row>
              <table:table-cell office:value-type="string">
                <text:p>2024-09-09T19:00:00.000Z</text:p>
              </table:table-cell>
              <table:table-cell office:value-type="float" office:value="140070">
                <text:p>140070</text:p>
              </table:table-cell>
            </table:table-row>
            <table:table-row>
              <table:table-cell office:value-type="string">
                <text:p>2024-09-09T20:00:00.000Z</text:p>
              </table:table-cell>
              <table:table-cell office:value-type="float" office:value="140531">
                <text:p>140531</text:p>
              </table:table-cell>
            </table:table-row>
            <table:table-row>
              <table:table-cell office:value-type="string">
                <text:p>2024-09-09T21:00:00.000Z</text:p>
              </table:table-cell>
              <table:table-cell office:value-type="float" office:value="121020">
                <text:p>121020</text:p>
              </table:table-cell>
            </table:table-row>
            <table:table-row>
              <table:table-cell office:value-type="string">
                <text:p>2024-09-09T22:00:00.000Z</text:p>
              </table:table-cell>
              <table:table-cell office:value-type="float" office:value="87742">
                <text:p>87742</text:p>
              </table:table-cell>
            </table:table-row>
            <table:table-row>
              <table:table-cell office:value-type="string">
                <text:p>2024-09-09T23:00:00.000Z</text:p>
              </table:table-cell>
              <table:table-cell office:value-type="float" office:value="54655">
                <text:p>54655</text:p>
              </table:table-cell>
            </table:table-row>
            <table:table-row>
              <table:table-cell office:value-type="string">
                <text:p>2024-09-10T00:00:00.000Z</text:p>
              </table:table-cell>
              <table:table-cell office:value-type="float" office:value="33807">
                <text:p>33807</text:p>
              </table:table-cell>
            </table:table-row>
            <table:table-row>
              <table:table-cell office:value-type="string">
                <text:p>2024-09-10T01:00:00.000Z</text:p>
              </table:table-cell>
              <table:table-cell office:value-type="float" office:value="22140">
                <text:p>22140</text:p>
              </table:table-cell>
            </table:table-row>
            <table:table-row>
              <table:table-cell office:value-type="string">
                <text:p>2024-09-10T02:00:00.000Z</text:p>
              </table:table-cell>
              <table:table-cell office:value-type="float" office:value="15677">
                <text:p>15677</text:p>
              </table:table-cell>
            </table:table-row>
            <table:table-row>
              <table:table-cell office:value-type="string">
                <text:p>2024-09-10T03:00:00.000Z</text:p>
              </table:table-cell>
              <table:table-cell office:value-type="float" office:value="12498">
                <text:p>12498</text:p>
              </table:table-cell>
            </table:table-row>
            <table:table-row>
              <table:table-cell office:value-type="string">
                <text:p>2024-09-10T04:00:00.000Z</text:p>
              </table:table-cell>
              <table:table-cell office:value-type="float" office:value="14485">
                <text:p>14485</text:p>
              </table:table-cell>
            </table:table-row>
            <table:table-row>
              <table:table-cell office:value-type="string">
                <text:p>2024-09-10T05:00:00.000Z</text:p>
              </table:table-cell>
              <table:table-cell office:value-type="float" office:value="21899">
                <text:p>21899</text:p>
              </table:table-cell>
            </table:table-row>
            <table:table-row>
              <table:table-cell office:value-type="string">
                <text:p>2024-09-10T06:00:00.000Z</text:p>
              </table:table-cell>
              <table:table-cell office:value-type="float" office:value="49014">
                <text:p>49014</text:p>
              </table:table-cell>
            </table:table-row>
            <table:table-row>
              <table:table-cell office:value-type="string">
                <text:p>2024-09-10T07:00:00.000Z</text:p>
              </table:table-cell>
              <table:table-cell office:value-type="float" office:value="97167">
                <text:p>97167</text:p>
              </table:table-cell>
            </table:table-row>
            <table:table-row>
              <table:table-cell office:value-type="string">
                <text:p>2024-09-10T08:00:00.000Z</text:p>
              </table:table-cell>
              <table:table-cell office:value-type="float" office:value="125181">
                <text:p>125181</text:p>
              </table:table-cell>
            </table:table-row>
            <table:table-row>
              <table:table-cell office:value-type="string">
                <text:p>2024-09-10T09:00:00.000Z</text:p>
              </table:table-cell>
              <table:table-cell office:value-type="float" office:value="136850">
                <text:p>136850</text:p>
              </table:table-cell>
            </table:table-row>
            <table:table-row>
              <table:table-cell office:value-type="string">
                <text:p>2024-09-10T10:00:00.000Z</text:p>
              </table:table-cell>
              <table:table-cell office:value-type="float" office:value="144871">
                <text:p>144871</text:p>
              </table:table-cell>
            </table:table-row>
            <table:table-row>
              <table:table-cell office:value-type="string">
                <text:p>2024-09-10T11:00:00.000Z</text:p>
              </table:table-cell>
              <table:table-cell office:value-type="float" office:value="148333">
                <text:p>148333</text:p>
              </table:table-cell>
            </table:table-row>
            <table:table-row>
              <table:table-cell office:value-type="string">
                <text:p>2024-09-10T12:00:00.000Z</text:p>
              </table:table-cell>
              <table:table-cell office:value-type="float" office:value="151352">
                <text:p>151352</text:p>
              </table:table-cell>
            </table:table-row>
            <table:table-row>
              <table:table-cell office:value-type="string">
                <text:p>2024-09-10T13:00:00.000Z</text:p>
              </table:table-cell>
              <table:table-cell office:value-type="float" office:value="151576">
                <text:p>151576</text:p>
              </table:table-cell>
            </table:table-row>
            <table:table-row>
              <table:table-cell office:value-type="string">
                <text:p>2024-09-10T14:00:00.000Z</text:p>
              </table:table-cell>
              <table:table-cell office:value-type="float" office:value="134446">
                <text:p>134446</text:p>
              </table:table-cell>
            </table:table-row>
            <table:table-row>
              <table:table-cell office:value-type="string">
                <text:p>2024-09-10T15:00:00.000Z</text:p>
              </table:table-cell>
              <table:table-cell office:value-type="float" office:value="118318">
                <text:p>118318</text:p>
              </table:table-cell>
            </table:table-row>
            <table:table-row>
              <table:table-cell office:value-type="string">
                <text:p>2024-09-10T16:00:00.000Z</text:p>
              </table:table-cell>
              <table:table-cell office:value-type="float" office:value="113618">
                <text:p>113618</text:p>
              </table:table-cell>
            </table:table-row>
            <table:table-row>
              <table:table-cell office:value-type="string">
                <text:p>2024-09-10T17:00:00.000Z</text:p>
              </table:table-cell>
              <table:table-cell office:value-type="float" office:value="115842">
                <text:p>115842</text:p>
              </table:table-cell>
            </table:table-row>
            <table:table-row>
              <table:table-cell office:value-type="string">
                <text:p>2024-09-10T18:00:00.000Z</text:p>
              </table:table-cell>
              <table:table-cell office:value-type="float" office:value="121441">
                <text:p>121441</text:p>
              </table:table-cell>
            </table:table-row>
            <table:table-row>
              <table:table-cell office:value-type="string">
                <text:p>2024-09-10T19:00:00.000Z</text:p>
              </table:table-cell>
              <table:table-cell office:value-type="float" office:value="135262">
                <text:p>135262</text:p>
              </table:table-cell>
            </table:table-row>
            <table:table-row>
              <table:table-cell office:value-type="string">
                <text:p>2024-09-10T20:00:00.000Z</text:p>
              </table:table-cell>
              <table:table-cell office:value-type="float" office:value="138117">
                <text:p>138117</text:p>
              </table:table-cell>
            </table:table-row>
            <table:table-row>
              <table:table-cell office:value-type="string">
                <text:p>2024-09-10T21:00:00.000Z</text:p>
              </table:table-cell>
              <table:table-cell office:value-type="float" office:value="117673">
                <text:p>117673</text:p>
              </table:table-cell>
            </table:table-row>
            <table:table-row>
              <table:table-cell office:value-type="string">
                <text:p>2024-09-10T22:00:00.000Z</text:p>
              </table:table-cell>
              <table:table-cell office:value-type="float" office:value="86462">
                <text:p>86462</text:p>
              </table:table-cell>
            </table:table-row>
            <table:table-row>
              <table:table-cell office:value-type="string">
                <text:p>2024-09-10T23:00:00.000Z</text:p>
              </table:table-cell>
              <table:table-cell office:value-type="float" office:value="54546">
                <text:p>54546</text:p>
              </table:table-cell>
            </table:table-row>
            <table:table-row>
              <table:table-cell office:value-type="string">
                <text:p>2024-09-11T00:00:00.000Z</text:p>
              </table:table-cell>
              <table:table-cell office:value-type="float" office:value="31703">
                <text:p>31703</text:p>
              </table:table-cell>
            </table:table-row>
            <table:table-row>
              <table:table-cell office:value-type="string">
                <text:p>2024-09-11T01:00:00.000Z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2024-09-11T02:00:00.000Z</text:p>
              </table:table-cell>
              <table:table-cell office:value-type="float" office:value="15463">
                <text:p>15463</text:p>
              </table:table-cell>
            </table:table-row>
            <table:table-row>
              <table:table-cell office:value-type="string">
                <text:p>2024-09-11T03:00:00.000Z</text:p>
              </table:table-cell>
              <table:table-cell office:value-type="float" office:value="12415">
                <text:p>12415</text:p>
              </table:table-cell>
            </table:table-row>
            <table:table-row>
              <table:table-cell office:value-type="string">
                <text:p>2024-09-11T04:00:00.000Z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2024-09-11T05:00:00.000Z</text:p>
              </table:table-cell>
              <table:table-cell office:value-type="float" office:value="20222">
                <text:p>20222</text:p>
              </table:table-cell>
            </table:table-row>
            <table:table-row>
              <table:table-cell office:value-type="string">
                <text:p>2024-09-11T06:00:00.000Z</text:p>
              </table:table-cell>
              <table:table-cell office:value-type="float" office:value="46356">
                <text:p>46356</text:p>
              </table:table-cell>
            </table:table-row>
            <table:table-row>
              <table:table-cell office:value-type="string">
                <text:p>2024-09-11T07:00:00.000Z</text:p>
              </table:table-cell>
              <table:table-cell office:value-type="float" office:value="89089">
                <text:p>89089</text:p>
              </table:table-cell>
            </table:table-row>
            <table:table-row>
              <table:table-cell office:value-type="string">
                <text:p>2024-09-11T08:00:00.000Z</text:p>
              </table:table-cell>
              <table:table-cell office:value-type="float" office:value="116157">
                <text:p>116157</text:p>
              </table:table-cell>
            </table:table-row>
            <table:table-row>
              <table:table-cell office:value-type="string">
                <text:p>2024-09-11T09:00:00.000Z</text:p>
              </table:table-cell>
              <table:table-cell office:value-type="float" office:value="130638">
                <text:p>130638</text:p>
              </table:table-cell>
            </table:table-row>
            <table:table-row>
              <table:table-cell office:value-type="string">
                <text:p>2024-09-11T10:00:00.000Z</text:p>
              </table:table-cell>
              <table:table-cell office:value-type="float" office:value="139470">
                <text:p>139470</text:p>
              </table:table-cell>
            </table:table-row>
            <table:table-row>
              <table:table-cell office:value-type="string">
                <text:p>2024-09-11T11:00:00.000Z</text:p>
              </table:table-cell>
              <table:table-cell office:value-type="float" office:value="141504">
                <text:p>141504</text:p>
              </table:table-cell>
            </table:table-row>
            <table:table-row>
              <table:table-cell office:value-type="string">
                <text:p>2024-09-11T12:00:00.000Z</text:p>
              </table:table-cell>
              <table:table-cell office:value-type="float" office:value="147135">
                <text:p>147135</text:p>
              </table:table-cell>
            </table:table-row>
            <table:table-row>
              <table:table-cell office:value-type="string">
                <text:p>2024-09-11T13:00:00.000Z</text:p>
              </table:table-cell>
              <table:table-cell office:value-type="float" office:value="148422">
                <text:p>148422</text:p>
              </table:table-cell>
            </table:table-row>
            <table:table-row>
              <table:table-cell office:value-type="string">
                <text:p>2024-09-11T14:00:00.000Z</text:p>
              </table:table-cell>
              <table:table-cell office:value-type="float" office:value="128908">
                <text:p>128908</text:p>
              </table:table-cell>
            </table:table-row>
            <table:table-row>
              <table:table-cell office:value-type="string">
                <text:p>2024-09-11T15:00:00.000Z</text:p>
              </table:table-cell>
              <table:table-cell office:value-type="float" office:value="111483">
                <text:p>111483</text:p>
              </table:table-cell>
            </table:table-row>
            <table:table-row>
              <table:table-cell office:value-type="string">
                <text:p>2024-09-11T16:00:00.000Z</text:p>
              </table:table-cell>
              <table:table-cell office:value-type="float" office:value="111593">
                <text:p>111593</text:p>
              </table:table-cell>
            </table:table-row>
            <table:table-row>
              <table:table-cell office:value-type="string">
                <text:p>2024-09-11T17:00:00.000Z</text:p>
              </table:table-cell>
              <table:table-cell office:value-type="float" office:value="111859">
                <text:p>111859</text:p>
              </table:table-cell>
            </table:table-row>
            <table:table-row>
              <table:table-cell office:value-type="string">
                <text:p>2024-09-11T18:00:00.000Z</text:p>
              </table:table-cell>
              <table:table-cell office:value-type="float" office:value="117832">
                <text:p>117832</text:p>
              </table:table-cell>
            </table:table-row>
            <table:table-row>
              <table:table-cell office:value-type="string">
                <text:p>2024-09-11T19:00:00.000Z</text:p>
              </table:table-cell>
              <table:table-cell office:value-type="float" office:value="135085">
                <text:p>135085</text:p>
              </table:table-cell>
            </table:table-row>
            <table:table-row>
              <table:table-cell office:value-type="string">
                <text:p>2024-09-11T20:00:00.000Z</text:p>
              </table:table-cell>
              <table:table-cell office:value-type="float" office:value="136097">
                <text:p>136097</text:p>
              </table:table-cell>
            </table:table-row>
            <table:table-row>
              <table:table-cell office:value-type="string">
                <text:p>2024-09-11T21:00:00.000Z</text:p>
              </table:table-cell>
              <table:table-cell office:value-type="float" office:value="117901">
                <text:p>117901</text:p>
              </table:table-cell>
            </table:table-row>
            <table:table-row>
              <table:table-cell office:value-type="string">
                <text:p>2024-09-11T22:00:00.000Z</text:p>
              </table:table-cell>
              <table:table-cell office:value-type="float" office:value="85392">
                <text:p>85392</text:p>
              </table:table-cell>
            </table:table-row>
            <table:table-row>
              <table:table-cell office:value-type="string">
                <text:p>2024-09-11T23:00:00.000Z</text:p>
              </table:table-cell>
              <table:table-cell office:value-type="float" office:value="53876">
                <text:p>53876</text:p>
              </table:table-cell>
            </table:table-row>
            <table:table-row>
              <table:table-cell office:value-type="string">
                <text:p>2024-09-12T00:00:00.000Z</text:p>
              </table:table-cell>
              <table:table-cell office:value-type="float" office:value="32605">
                <text:p>32605</text:p>
              </table:table-cell>
            </table:table-row>
            <table:table-row>
              <table:table-cell office:value-type="string">
                <text:p>2024-09-12T01:00:00.000Z</text:p>
              </table:table-cell>
              <table:table-cell office:value-type="float" office:value="22372">
                <text:p>22372</text:p>
              </table:table-cell>
            </table:table-row>
            <table:table-row>
              <table:table-cell office:value-type="string">
                <text:p>2024-09-12T02:00:00.000Z</text:p>
              </table:table-cell>
              <table:table-cell office:value-type="float" office:value="15997">
                <text:p>15997</text:p>
              </table:table-cell>
            </table:table-row>
            <table:table-row>
              <table:table-cell office:value-type="string">
                <text:p>2024-09-12T03:00:00.000Z</text:p>
              </table:table-cell>
              <table:table-cell office:value-type="float" office:value="12902">
                <text:p>12902</text:p>
              </table:table-cell>
            </table:table-row>
            <table:table-row>
              <table:table-cell office:value-type="string">
                <text:p>2024-09-12T04:00:00.000Z</text:p>
              </table:table-cell>
              <table:table-cell office:value-type="float" office:value="13583">
                <text:p>13583</text:p>
              </table:table-cell>
            </table:table-row>
            <table:table-row>
              <table:table-cell office:value-type="string">
                <text:p>2024-09-12T05:00:00.000Z</text:p>
              </table:table-cell>
              <table:table-cell office:value-type="float" office:value="21752">
                <text:p>21752</text:p>
              </table:table-cell>
            </table:table-row>
            <table:table-row>
              <table:table-cell office:value-type="string">
                <text:p>2024-09-12T06:00:00.000Z</text:p>
              </table:table-cell>
              <table:table-cell office:value-type="float" office:value="48453">
                <text:p>48453</text:p>
              </table:table-cell>
            </table:table-row>
            <table:table-row>
              <table:table-cell office:value-type="string">
                <text:p>2024-09-12T07:00:00.000Z</text:p>
              </table:table-cell>
              <table:table-cell office:value-type="float" office:value="94051">
                <text:p>94051</text:p>
              </table:table-cell>
            </table:table-row>
            <table:table-row>
              <table:table-cell office:value-type="string">
                <text:p>2024-09-12T08:00:00.000Z</text:p>
              </table:table-cell>
              <table:table-cell office:value-type="float" office:value="122723">
                <text:p>122723</text:p>
              </table:table-cell>
            </table:table-row>
            <table:table-row>
              <table:table-cell office:value-type="string">
                <text:p>2024-09-12T09:00:00.000Z</text:p>
              </table:table-cell>
              <table:table-cell office:value-type="float" office:value="133620">
                <text:p>133620</text:p>
              </table:table-cell>
            </table:table-row>
            <table:table-row>
              <table:table-cell office:value-type="string">
                <text:p>2024-09-12T10:00:00.000Z</text:p>
              </table:table-cell>
              <table:table-cell office:value-type="float" office:value="141502">
                <text:p>141502</text:p>
              </table:table-cell>
            </table:table-row>
            <table:table-row>
              <table:table-cell office:value-type="string">
                <text:p>2024-09-12T11:00:00.000Z</text:p>
              </table:table-cell>
              <table:table-cell office:value-type="float" office:value="147236">
                <text:p>147236</text:p>
              </table:table-cell>
            </table:table-row>
            <table:table-row>
              <table:table-cell office:value-type="string">
                <text:p>2024-09-12T12:00:00.000Z</text:p>
              </table:table-cell>
              <table:table-cell office:value-type="float" office:value="147403">
                <text:p>147403</text:p>
              </table:table-cell>
            </table:table-row>
            <table:table-row>
              <table:table-cell office:value-type="string">
                <text:p>2024-09-12T13:00:00.000Z</text:p>
              </table:table-cell>
              <table:table-cell office:value-type="float" office:value="147057">
                <text:p>147057</text:p>
              </table:table-cell>
            </table:table-row>
            <table:table-row>
              <table:table-cell office:value-type="string">
                <text:p>2024-09-12T14:00:00.000Z</text:p>
              </table:table-cell>
              <table:table-cell office:value-type="float" office:value="131793">
                <text:p>131793</text:p>
              </table:table-cell>
            </table:table-row>
            <table:table-row>
              <table:table-cell office:value-type="string">
                <text:p>2024-09-12T15:00:00.000Z</text:p>
              </table:table-cell>
              <table:table-cell office:value-type="float" office:value="115339">
                <text:p>115339</text:p>
              </table:table-cell>
            </table:table-row>
            <table:table-row>
              <table:table-cell office:value-type="string">
                <text:p>2024-09-12T16:00:00.000Z</text:p>
              </table:table-cell>
              <table:table-cell office:value-type="float" office:value="112020">
                <text:p>112020</text:p>
              </table:table-cell>
            </table:table-row>
            <table:table-row>
              <table:table-cell office:value-type="string">
                <text:p>2024-09-12T17:00:00.000Z</text:p>
              </table:table-cell>
              <table:table-cell office:value-type="float" office:value="114427">
                <text:p>114427</text:p>
              </table:table-cell>
            </table:table-row>
            <table:table-row>
              <table:table-cell office:value-type="string">
                <text:p>2024-09-12T18:00:00.000Z</text:p>
              </table:table-cell>
              <table:table-cell office:value-type="float" office:value="119753">
                <text:p>119753</text:p>
              </table:table-cell>
            </table:table-row>
            <table:table-row>
              <table:table-cell office:value-type="string">
                <text:p>2024-09-12T19:00:00.000Z</text:p>
              </table:table-cell>
              <table:table-cell office:value-type="float" office:value="132732">
                <text:p>132732</text:p>
              </table:table-cell>
            </table:table-row>
            <table:table-row>
              <table:table-cell office:value-type="string">
                <text:p>2024-09-12T20:00:00.000Z</text:p>
              </table:table-cell>
              <table:table-cell office:value-type="float" office:value="135631">
                <text:p>135631</text:p>
              </table:table-cell>
            </table:table-row>
            <table:table-row>
              <table:table-cell office:value-type="string">
                <text:p>2024-09-12T21:00:00.000Z</text:p>
              </table:table-cell>
              <table:table-cell office:value-type="float" office:value="117103">
                <text:p>117103</text:p>
              </table:table-cell>
            </table:table-row>
            <table:table-row>
              <table:table-cell office:value-type="string">
                <text:p>2024-09-12T22:00:00.000Z</text:p>
              </table:table-cell>
              <table:table-cell office:value-type="float" office:value="85018">
                <text:p>85018</text:p>
              </table:table-cell>
            </table:table-row>
            <table:table-row>
              <table:table-cell office:value-type="string">
                <text:p>2024-09-12T23:00:00.000Z</text:p>
              </table:table-cell>
              <table:table-cell office:value-type="float" office:value="56270">
                <text:p>56270</text:p>
              </table:table-cell>
            </table:table-row>
            <table:table-row>
              <table:table-cell office:value-type="string">
                <text:p>2024-09-13T00:00:00.000Z</text:p>
              </table:table-cell>
              <table:table-cell office:value-type="float" office:value="34520">
                <text:p>34520</text:p>
              </table:table-cell>
            </table:table-row>
            <table:table-row>
              <table:table-cell office:value-type="string">
                <text:p>2024-09-13T01:00:00.000Z</text:p>
              </table:table-cell>
              <table:table-cell office:value-type="float" office:value="22252">
                <text:p>22252</text:p>
              </table:table-cell>
            </table:table-row>
            <table:table-row>
              <table:table-cell office:value-type="string">
                <text:p>2024-09-13T02:00:00.000Z</text:p>
              </table:table-cell>
              <table:table-cell office:value-type="float" office:value="16244">
                <text:p>16244</text:p>
              </table:table-cell>
            </table:table-row>
            <table:table-row>
              <table:table-cell office:value-type="string">
                <text:p>2024-09-13T03:00:00.000Z</text:p>
              </table:table-cell>
              <table:table-cell office:value-type="float" office:value="15718">
                <text:p>15718</text:p>
              </table:table-cell>
            </table:table-row>
            <table:table-row>
              <table:table-cell office:value-type="string">
                <text:p>2024-09-13T04:00:00.000Z</text:p>
              </table:table-cell>
              <table:table-cell office:value-type="float" office:value="14709">
                <text:p>14709</text:p>
              </table:table-cell>
            </table:table-row>
            <table:table-row>
              <table:table-cell office:value-type="string">
                <text:p>2024-09-13T05:00:00.000Z</text:p>
              </table:table-cell>
              <table:table-cell office:value-type="float" office:value="22681">
                <text:p>22681</text:p>
              </table:table-cell>
            </table:table-row>
            <table:table-row>
              <table:table-cell office:value-type="string">
                <text:p>2024-09-13T06:00:00.000Z</text:p>
              </table:table-cell>
              <table:table-cell office:value-type="float" office:value="47920">
                <text:p>47920</text:p>
              </table:table-cell>
            </table:table-row>
            <table:table-row>
              <table:table-cell office:value-type="string">
                <text:p>2024-09-13T07:00:00.000Z</text:p>
              </table:table-cell>
              <table:table-cell office:value-type="float" office:value="92058">
                <text:p>92058</text:p>
              </table:table-cell>
            </table:table-row>
            <table:table-row>
              <table:table-cell office:value-type="string">
                <text:p>2024-09-13T08:00:00.000Z</text:p>
              </table:table-cell>
              <table:table-cell office:value-type="float" office:value="120755">
                <text:p>120755</text:p>
              </table:table-cell>
            </table:table-row>
            <table:table-row>
              <table:table-cell office:value-type="string">
                <text:p>2024-09-13T09:00:00.000Z</text:p>
              </table:table-cell>
              <table:table-cell office:value-type="float" office:value="136578">
                <text:p>136578</text:p>
              </table:table-cell>
            </table:table-row>
            <table:table-row>
              <table:table-cell office:value-type="string">
                <text:p>2024-09-13T10:00:00.000Z</text:p>
              </table:table-cell>
              <table:table-cell office:value-type="float" office:value="142758">
                <text:p>142758</text:p>
              </table:table-cell>
            </table:table-row>
            <table:table-row>
              <table:table-cell office:value-type="string">
                <text:p>2024-09-13T11:00:00.000Z</text:p>
              </table:table-cell>
              <table:table-cell office:value-type="float" office:value="145049">
                <text:p>145049</text:p>
              </table:table-cell>
            </table:table-row>
            <table:table-row>
              <table:table-cell office:value-type="string">
                <text:p>2024-09-13T12:00:00.000Z</text:p>
              </table:table-cell>
              <table:table-cell office:value-type="float" office:value="144486">
                <text:p>144486</text:p>
              </table:table-cell>
            </table:table-row>
            <table:table-row>
              <table:table-cell office:value-type="string">
                <text:p>2024-09-13T13:00:00.000Z</text:p>
              </table:table-cell>
              <table:table-cell office:value-type="float" office:value="140699">
                <text:p>140699</text:p>
              </table:table-cell>
            </table:table-row>
            <table:table-row>
              <table:table-cell office:value-type="string">
                <text:p>2024-09-13T14:00:00.000Z</text:p>
              </table:table-cell>
              <table:table-cell office:value-type="float" office:value="124843">
                <text:p>124843</text:p>
              </table:table-cell>
            </table:table-row>
            <table:table-row>
              <table:table-cell office:value-type="string">
                <text:p>2024-09-13T15:00:00.000Z</text:p>
              </table:table-cell>
              <table:table-cell office:value-type="float" office:value="108763">
                <text:p>108763</text:p>
              </table:table-cell>
            </table:table-row>
            <table:table-row>
              <table:table-cell office:value-type="string">
                <text:p>2024-09-13T16:00:00.000Z</text:p>
              </table:table-cell>
              <table:table-cell office:value-type="float" office:value="104674">
                <text:p>104674</text:p>
              </table:table-cell>
            </table:table-row>
            <table:table-row>
              <table:table-cell office:value-type="string">
                <text:p>2024-09-13T17:00:00.000Z</text:p>
              </table:table-cell>
              <table:table-cell office:value-type="float" office:value="105181">
                <text:p>105181</text:p>
              </table:table-cell>
            </table:table-row>
            <table:table-row>
              <table:table-cell office:value-type="string">
                <text:p>2024-09-13T18:00:00.000Z</text:p>
              </table:table-cell>
              <table:table-cell office:value-type="float" office:value="107820">
                <text:p>107820</text:p>
              </table:table-cell>
            </table:table-row>
            <table:table-row>
              <table:table-cell office:value-type="string">
                <text:p>2024-09-13T19:00:00.000Z</text:p>
              </table:table-cell>
              <table:table-cell office:value-type="float" office:value="119598">
                <text:p>119598</text:p>
              </table:table-cell>
            </table:table-row>
            <table:table-row>
              <table:table-cell office:value-type="string">
                <text:p>2024-09-13T20:00:00.000Z</text:p>
              </table:table-cell>
              <table:table-cell office:value-type="float" office:value="123643">
                <text:p>123643</text:p>
              </table:table-cell>
            </table:table-row>
            <table:table-row>
              <table:table-cell office:value-type="string">
                <text:p>2024-09-13T21:00:00.000Z</text:p>
              </table:table-cell>
              <table:table-cell office:value-type="float" office:value="114515">
                <text:p>114515</text:p>
              </table:table-cell>
            </table:table-row>
            <table:table-row>
              <table:table-cell office:value-type="string">
                <text:p>2024-09-13T22:00:00.000Z</text:p>
              </table:table-cell>
              <table:table-cell office:value-type="float" office:value="91069">
                <text:p>91069</text:p>
              </table:table-cell>
            </table:table-row>
            <table:table-row>
              <table:table-cell office:value-type="string">
                <text:p>2024-09-13T23:00:00.000Z</text:p>
              </table:table-cell>
              <table:table-cell office:value-type="float" office:value="61735">
                <text:p>61735</text:p>
              </table:table-cell>
            </table:table-row>
            <table:table-row>
              <table:table-cell office:value-type="string">
                <text:p>2024-09-14T00:00:00.000Z</text:p>
              </table:table-cell>
              <table:table-cell office:value-type="float" office:value="38595">
                <text:p>38595</text:p>
              </table:table-cell>
            </table:table-row>
            <table:table-row>
              <table:table-cell office:value-type="string">
                <text:p>2024-09-14T01:00:00.000Z</text:p>
              </table:table-cell>
              <table:table-cell office:value-type="float" office:value="26280">
                <text:p>26280</text:p>
              </table:table-cell>
            </table:table-row>
            <table:table-row>
              <table:table-cell office:value-type="string">
                <text:p>2024-09-14T02:00:00.000Z</text:p>
              </table:table-cell>
              <table:table-cell office:value-type="float" office:value="19045">
                <text:p>19045</text:p>
              </table:table-cell>
            </table:table-row>
            <table:table-row>
              <table:table-cell office:value-type="string">
                <text:p>2024-09-14T03:00:00.000Z</text:p>
              </table:table-cell>
              <table:table-cell office:value-type="float" office:value="15541">
                <text:p>15541</text:p>
              </table:table-cell>
            </table:table-row>
            <table:table-row>
              <table:table-cell office:value-type="string">
                <text:p>2024-09-14T04:00:00.000Z</text:p>
              </table:table-cell>
              <table:table-cell office:value-type="float" office:value="14882">
                <text:p>14882</text:p>
              </table:table-cell>
            </table:table-row>
            <table:table-row>
              <table:table-cell office:value-type="string">
                <text:p>2024-09-14T05:00:00.000Z</text:p>
              </table:table-cell>
              <table:table-cell office:value-type="float" office:value="16567">
                <text:p>16567</text:p>
              </table:table-cell>
            </table:table-row>
            <table:table-row>
              <table:table-cell office:value-type="string">
                <text:p>2024-09-14T06:00:00.000Z</text:p>
              </table:table-cell>
              <table:table-cell office:value-type="float" office:value="25624">
                <text:p>25624</text:p>
              </table:table-cell>
            </table:table-row>
            <table:table-row>
              <table:table-cell office:value-type="string">
                <text:p>2024-09-14T07:00:00.000Z</text:p>
              </table:table-cell>
              <table:table-cell office:value-type="float" office:value="41449">
                <text:p>41449</text:p>
              </table:table-cell>
            </table:table-row>
            <table:table-row>
              <table:table-cell office:value-type="string">
                <text:p>2024-09-14T08:00:00.000Z</text:p>
              </table:table-cell>
              <table:table-cell office:value-type="float" office:value="59768">
                <text:p>59768</text:p>
              </table:table-cell>
            </table:table-row>
            <table:table-row>
              <table:table-cell office:value-type="string">
                <text:p>2024-09-14T09:00:00.000Z</text:p>
              </table:table-cell>
              <table:table-cell office:value-type="float" office:value="75324">
                <text:p>75324</text:p>
              </table:table-cell>
            </table:table-row>
            <table:table-row>
              <table:table-cell office:value-type="string">
                <text:p>2024-09-14T10:00:00.000Z</text:p>
              </table:table-cell>
              <table:table-cell office:value-type="float" office:value="89828">
                <text:p>89828</text:p>
              </table:table-cell>
            </table:table-row>
            <table:table-row>
              <table:table-cell office:value-type="string">
                <text:p>2024-09-14T11:00:00.000Z</text:p>
              </table:table-cell>
              <table:table-cell office:value-type="float" office:value="98108">
                <text:p>98108</text:p>
              </table:table-cell>
            </table:table-row>
            <table:table-row>
              <table:table-cell office:value-type="string">
                <text:p>2024-09-14T12:00:00.000Z</text:p>
              </table:table-cell>
              <table:table-cell office:value-type="float" office:value="100814">
                <text:p>100814</text:p>
              </table:table-cell>
            </table:table-row>
            <table:table-row>
              <table:table-cell office:value-type="string">
                <text:p>2024-09-14T13:00:00.000Z</text:p>
              </table:table-cell>
              <table:table-cell office:value-type="float" office:value="102548">
                <text:p>102548</text:p>
              </table:table-cell>
            </table:table-row>
            <table:table-row>
              <table:table-cell office:value-type="string">
                <text:p>2024-09-14T14:00:00.000Z</text:p>
              </table:table-cell>
              <table:table-cell office:value-type="float" office:value="104589">
                <text:p>104589</text:p>
              </table:table-cell>
            </table:table-row>
            <table:table-row>
              <table:table-cell office:value-type="string">
                <text:p>2024-09-14T15:00:00.000Z</text:p>
              </table:table-cell>
              <table:table-cell office:value-type="float" office:value="107232">
                <text:p>107232</text:p>
              </table:table-cell>
            </table:table-row>
            <table:table-row>
              <table:table-cell office:value-type="string">
                <text:p>2024-09-14T16:00:00.000Z</text:p>
              </table:table-cell>
              <table:table-cell office:value-type="float" office:value="106915">
                <text:p>106915</text:p>
              </table:table-cell>
            </table:table-row>
            <table:table-row>
              <table:table-cell office:value-type="string">
                <text:p>2024-09-14T17:00:00.000Z</text:p>
              </table:table-cell>
              <table:table-cell office:value-type="float" office:value="110232">
                <text:p>110232</text:p>
              </table:table-cell>
            </table:table-row>
            <table:table-row>
              <table:table-cell office:value-type="string">
                <text:p>2024-09-14T18:00:00.000Z</text:p>
              </table:table-cell>
              <table:table-cell office:value-type="float" office:value="112919">
                <text:p>112919</text:p>
              </table:table-cell>
            </table:table-row>
            <table:table-row>
              <table:table-cell office:value-type="string">
                <text:p>2024-09-14T19:00:00.000Z</text:p>
              </table:table-cell>
              <table:table-cell office:value-type="float" office:value="124134">
                <text:p>124134</text:p>
              </table:table-cell>
            </table:table-row>
            <table:table-row>
              <table:table-cell office:value-type="string">
                <text:p>2024-09-14T20:00:00.000Z</text:p>
              </table:table-cell>
              <table:table-cell office:value-type="float" office:value="129597">
                <text:p>129597</text:p>
              </table:table-cell>
            </table:table-row>
            <table:table-row>
              <table:table-cell office:value-type="string">
                <text:p>2024-09-14T21:00:00.000Z</text:p>
              </table:table-cell>
              <table:table-cell office:value-type="float" office:value="122930">
                <text:p>122930</text:p>
              </table:table-cell>
            </table:table-row>
            <table:table-row>
              <table:table-cell office:value-type="string">
                <text:p>2024-09-14T22:00:00.000Z</text:p>
              </table:table-cell>
              <table:table-cell office:value-type="float" office:value="103966">
                <text:p>103966</text:p>
              </table:table-cell>
            </table:table-row>
            <table:table-row>
              <table:table-cell office:value-type="string">
                <text:p>2024-09-14T23:00:00.000Z</text:p>
              </table:table-cell>
              <table:table-cell office:value-type="float" office:value="73299">
                <text:p>73299</text:p>
              </table:table-cell>
            </table:table-row>
            <table:table-row>
              <table:table-cell office:value-type="string">
                <text:p>2024-09-15T00:00:00.000Z</text:p>
              </table:table-cell>
              <table:table-cell office:value-type="float" office:value="48144">
                <text:p>48144</text:p>
              </table:table-cell>
            </table:table-row>
            <table:table-row>
              <table:table-cell office:value-type="string">
                <text:p>2024-09-15T01:00:00.000Z</text:p>
              </table:table-cell>
              <table:table-cell office:value-type="float" office:value="32657">
                <text:p>32657</text:p>
              </table:table-cell>
            </table:table-row>
            <table:table-row>
              <table:table-cell office:value-type="string">
                <text:p>2024-09-15T02:00:00.000Z</text:p>
              </table:table-cell>
              <table:table-cell office:value-type="float" office:value="24446">
                <text:p>24446</text:p>
              </table:table-cell>
            </table:table-row>
            <table:table-row>
              <table:table-cell office:value-type="string">
                <text:p>2024-09-15T03:00:00.000Z</text:p>
              </table:table-cell>
              <table:table-cell office:value-type="float" office:value="18304">
                <text:p>18304</text:p>
              </table:table-cell>
            </table:table-row>
            <table:table-row>
              <table:table-cell office:value-type="string">
                <text:p>2024-09-15T04:00:00.000Z</text:p>
              </table:table-cell>
              <table:table-cell office:value-type="float" office:value="15974">
                <text:p>15974</text:p>
              </table:table-cell>
            </table:table-row>
            <table:table-row>
              <table:table-cell office:value-type="string">
                <text:p>2024-09-15T05:00:00.000Z</text:p>
              </table:table-cell>
              <table:table-cell office:value-type="float" office:value="18435">
                <text:p>18435</text:p>
              </table:table-cell>
            </table:table-row>
            <table:table-row>
              <table:table-cell office:value-type="string">
                <text:p>2024-09-15T06:00:00.000Z</text:p>
              </table:table-cell>
              <table:table-cell office:value-type="float" office:value="26817">
                <text:p>26817</text:p>
              </table:table-cell>
            </table:table-row>
            <table:table-row>
              <table:table-cell office:value-type="string">
                <text:p>2024-09-15T07:00:00.000Z</text:p>
              </table:table-cell>
              <table:table-cell office:value-type="float" office:value="42367">
                <text:p>42367</text:p>
              </table:table-cell>
            </table:table-row>
            <table:table-row>
              <table:table-cell office:value-type="string">
                <text:p>2024-09-15T08:00:00.000Z</text:p>
              </table:table-cell>
              <table:table-cell office:value-type="float" office:value="62602">
                <text:p>62602</text:p>
              </table:table-cell>
            </table:table-row>
            <table:table-row>
              <table:table-cell office:value-type="string">
                <text:p>2024-09-15T09:00:00.000Z</text:p>
              </table:table-cell>
              <table:table-cell office:value-type="float" office:value="87057">
                <text:p>87057</text:p>
              </table:table-cell>
            </table:table-row>
            <table:table-row>
              <table:table-cell office:value-type="string">
                <text:p>2024-09-15T10:00:00.000Z</text:p>
              </table:table-cell>
              <table:table-cell office:value-type="float" office:value="103244">
                <text:p>103244</text:p>
              </table:table-cell>
            </table:table-row>
            <table:table-row>
              <table:table-cell office:value-type="string">
                <text:p>2024-09-15T11:00:00.000Z</text:p>
              </table:table-cell>
              <table:table-cell office:value-type="float" office:value="112993">
                <text:p>112993</text:p>
              </table:table-cell>
            </table:table-row>
            <table:table-row>
              <table:table-cell office:value-type="string">
                <text:p>2024-09-15T12:00:00.000Z</text:p>
              </table:table-cell>
              <table:table-cell office:value-type="float" office:value="115599">
                <text:p>115599</text:p>
              </table:table-cell>
            </table:table-row>
            <table:table-row>
              <table:table-cell office:value-type="string">
                <text:p>2024-09-15T13:00:00.000Z</text:p>
              </table:table-cell>
              <table:table-cell office:value-type="float" office:value="113461">
                <text:p>113461</text:p>
              </table:table-cell>
            </table:table-row>
            <table:table-row>
              <table:table-cell office:value-type="string">
                <text:p>2024-09-15T14:00:00.000Z</text:p>
              </table:table-cell>
              <table:table-cell office:value-type="float" office:value="115521">
                <text:p>115521</text:p>
              </table:table-cell>
            </table:table-row>
            <table:table-row>
              <table:table-cell office:value-type="string">
                <text:p>2024-09-15T15:00:00.000Z</text:p>
              </table:table-cell>
              <table:table-cell office:value-type="float" office:value="119342">
                <text:p>119342</text:p>
              </table:table-cell>
            </table:table-row>
            <table:table-row>
              <table:table-cell office:value-type="string">
                <text:p>2024-09-15T16:00:00.000Z</text:p>
              </table:table-cell>
              <table:table-cell office:value-type="float" office:value="122864">
                <text:p>122864</text:p>
              </table:table-cell>
            </table:table-row>
            <table:table-row>
              <table:table-cell office:value-type="string">
                <text:p>2024-09-15T17:00:00.000Z</text:p>
              </table:table-cell>
              <table:table-cell office:value-type="float" office:value="129813">
                <text:p>129813</text:p>
              </table:table-cell>
            </table:table-row>
            <table:table-row>
              <table:table-cell office:value-type="string">
                <text:p>2024-09-15T18:00:00.000Z</text:p>
              </table:table-cell>
              <table:table-cell office:value-type="float" office:value="138413">
                <text:p>138413</text:p>
              </table:table-cell>
            </table:table-row>
            <table:table-row>
              <table:table-cell office:value-type="string">
                <text:p>2024-09-15T19:00:00.000Z</text:p>
              </table:table-cell>
              <table:table-cell office:value-type="float" office:value="156175">
                <text:p>156175</text:p>
              </table:table-cell>
            </table:table-row>
            <table:table-row>
              <table:table-cell office:value-type="string">
                <text:p>2024-09-15T20:00:00.000Z</text:p>
              </table:table-cell>
              <table:table-cell office:value-type="float" office:value="154922">
                <text:p>154922</text:p>
              </table:table-cell>
            </table:table-row>
            <table:table-row>
              <table:table-cell office:value-type="string">
                <text:p>2024-09-15T21:00:00.000Z</text:p>
              </table:table-cell>
              <table:table-cell office:value-type="float" office:value="134598">
                <text:p>134598</text:p>
              </table:table-cell>
            </table:table-row>
            <table:table-row>
              <table:table-cell office:value-type="string">
                <text:p>2024-09-15T22:00:00.000Z</text:p>
              </table:table-cell>
              <table:table-cell office:value-type="float" office:value="100144">
                <text:p>100144</text:p>
              </table:table-cell>
            </table:table-row>
            <table:table-row>
              <table:table-cell office:value-type="string">
                <text:p>2024-09-15T23:00:00.000Z</text:p>
              </table:table-cell>
              <table:table-cell office:value-type="float" office:value="64659">
                <text:p>64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Unix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22cm" svg:height="9.235cm" xlink:href=".." xlink:type="simple" chart:class="chart:line" chart:style-name="ch1">
        <chart:title svg:x="5.117cm" svg:y="0.319cm" chart:style-name="ch2">
          <text:p>pl.wikipedia.org projectviews</text:p>
        </chart:title>
        <chart:subtitle svg:x="7.05cm" svg:y="1.3cm" chart:style-name="ch3">
          <text:p>2024-09-09</text:p>
        </chart:subtitle>
        <chart:plot-area chart:style-name="ch4" table:cell-range-address="Sheet1.C2:Sheet1.D25 Sheet1.C1:Sheet1.C1" chart:data-source-has-labels="both" svg:x="1.305cm" svg:y="2.341cm" svg:width="14.267cm" svg:height="5.759cm">
          <chartooo:coordinate-region svg:x="2.736cm" svg:y="2.542cm" svg:width="12.634cm" svg:height="4.908cm"/>
          <chart:axis chart:dimension="x" chart:name="primary-x" chart:style-name="ch5" chartooo:axis-type="auto">
            <chartooo:date-scale/>
            <chart:title svg:x="8.031cm" svg:y="8.284cm" chart:style-name="ch6">
              <text:p>Time</text:p>
            </chart:title>
            <chart:categories table:cell-range-address="Sheet1.D2:Sheet1.D25"/>
          </chart:axis>
          <chart:axis chart:dimension="y" chart:name="primary-y" chart:style-name="ch5">
            <chart:title svg:x="0.451cm" svg:y="6.167cm" chart:style-name="ch7">
              <text:p>Projectviews</text:p>
            </chart:title>
            <chart:grid chart:style-name="ch8" chart:class="major"/>
          </chart:axis>
          <chart:series chart:style-name="ch9" chart:values-cell-range-address="Sheet1.C2:Sheet1.C25" chart:label-cell-address="Sheet1.C1:Sheet1.C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i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D2:Sheet1.D25</svg:desc>
                </draw:g>
              </table:table-cell>
              <table:table-cell office:value-type="float" office:value="33623">
                <text:p>33623</text:p>
                <draw:g>
                  <svg:desc>Sheet1.C2:Sheet1.C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1483">
                <text:p>2148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548">
                <text:p>1554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336">
                <text:p>133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934">
                <text:p>129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857">
                <text:p>208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7245">
                <text:p>4724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8722">
                <text:p>887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9379">
                <text:p>11937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7140">
                <text:p>1371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6849">
                <text:p>14684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9400">
                <text:p>1494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2045">
                <text:p>1520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6149">
                <text:p>15614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6727">
                <text:p>13672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3025">
                <text:p>1230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8842">
                <text:p>11884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22478">
                <text:p>12247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6271">
                <text:p>12627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0070">
                <text:p>14007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0531">
                <text:p>14053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1020">
                <text:p>12102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7742">
                <text:p>8774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4655">
                <text:p>546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Unix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